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5" manifest:media-type="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4" manifest:media-type=""/>
  <manifest:file-entry manifest:full-path="ObjectReplacements/Object 75" manifest:media-type="application/x-openoffice-gdimetafile;windows_formatname=&quot;GDIMetaFile&quot;"/>
  <manifest:file-entry manifest:full-path="ObjectReplacements/Object 76" manifest:media-type="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"/>
  <manifest:file-entry manifest:full-path="ObjectReplacements/Object 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7f50" loext:opacity="100%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fo:font-weight="bold" officeooo:rsid="0020001d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24f708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7f50" loext:opacity="100%" style:font-name="Ink Free" fo:font-size="16pt" fo:font-style="italic" style:text-underline-style="none" fo:font-weight="bold" officeooo:rsid="000f1a4c" officeooo:paragraph-rsid="002fb154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4f708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fo:font-weight="bold" officeooo:rsid="002fe4ea" officeooo:paragraph-rsid="002fb154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0d5fb1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7f50" loext:opacity="100%" style:font-name="Ink Free" fo:font-size="11pt" fo:font-style="italic" style:text-underline-style="none" fo:font-weight="bold" officeooo:rsid="0024f708" officeooo:paragraph-rsid="002fb154" fo:background-color="transparent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7f50" loext:opacity="100%" style:font-name="Ink Free" fo:font-size="18pt" fo:font-style="italic" style:text-underline-style="solid" style:text-underline-width="auto" style:text-underline-color="font-color" fo:font-weight="bold" officeooo:rsid="00108e3f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7f50" loext:opacity="100%" style:font-name="Ink Free" fo:font-size="15pt" fo:font-style="italic" fo:font-weight="bold" officeooo:rsid="002fe4ea" officeooo:paragraph-rsid="002fb154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24f708" officeooo:paragraph-rsid="002fb15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7f50" loext:opacity="100%" style:font-name="Ink Free" fo:font-size="14pt" fo:font-style="italic" fo:font-weight="bold" officeooo:rsid="004aacd4" officeooo:paragraph-rsid="004aac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ff7f50" loext:opacity="100%" style:text-line-through-style="solid" style:text-line-through-type="singl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ff7f50" loext:opacity="100%" style:text-line-through-style="none" style:text-line-through-type="none" style:font-name="Ink Free" fo:font-size="16pt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8pt" fo:letter-spacing="normal" fo:font-style="italic" style:text-underline-style="solid" style:text-underline-width="auto" style:text-underline-color="font-color" fo:font-weight="bold" officeooo:rsid="000d5fb1" officeooo:paragraph-rsid="002fb154" fo:background-color="transparent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1pt" fo:letter-spacing="normal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ff7f50" loext:opacity="100%" style:font-name="Ink Free" fo:font-size="16pt" fo:letter-spacing="normal" fo:font-style="italic" fo:font-weight="bold" officeooo:rsid="000d5fb1" officeooo:paragraph-rsid="002fb154" fo:background-color="transparent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0f1a4c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3b97c3" officeooo:paragraph-rsid="003b97c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be6e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29ce50" officeooo:paragraph-rsid="003c99f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font-name="Ink Free" fo:font-size="11pt" fo:letter-spacing="normal" fo:font-style="italic" fo:font-weight="normal" officeooo:rsid="00439de2" officeooo:paragraph-rsid="00439de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5f2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dcdcdc" loext:opacity="100%" style:text-line-through-style="none" style:text-line-through-type="none" style:font-name="Ink Free" fo:font-size="11pt" fo:letter-spacing="normal" fo:font-style="italic" fo:font-weight="normal" officeooo:rsid="0029ce50" officeooo:paragraph-rsid="0047299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0d5fb1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bold" officeooo:rsid="0020001d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style:text-underline-style="solid" style:text-underline-width="auto" style:text-underline-color="font-color" fo:font-weight="bold" officeooo:rsid="00108e3f" officeooo:paragraph-rsid="002fb154" fo:background-color="transparent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0f1a4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32666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8839c" officeooo:paragraph-rsid="002fb154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108e3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24f708" officeooo:paragraph-rsid="0089c8c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21865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4cb91d" officeooo:paragraph-rsid="005a130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3a4a2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88391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a4a22" officeooo:paragraph-rsid="008d9bdf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5b106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5fb80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78e1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68f7b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7206d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74e44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5b1061" officeooo:paragraph-rsid="00779006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2fb154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fo:font-weight="normal" officeooo:rsid="0033c27f" officeooo:paragraph-rsid="0089c8c7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2fb15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paragraph-rsid="008c292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text-align="justify" style:justify-single-word="false"/>
      <style:text-properties fo:color="#dcdcdc" loext:opacity="100%" style:font-name="Ink Free" fo:font-size="11pt" fo:font-style="italic" officeooo:rsid="0029ce50" officeooo:paragraph-rsid="002fb154" style:font-size-asian="11pt" style:font-style-asian="italic" style:font-size-complex="11pt" style:font-style-complex="italic"/>
    </style:style>
    <style:style style:name="T1" style:family="text">
      <style:text-properties officeooo:rsid="000f22c9"/>
    </style:style>
    <style:style style:name="T2" style:family="text">
      <style:text-properties officeooo:rsid="0011f8a1"/>
    </style:style>
    <style:style style:name="T3" style:family="text">
      <style:text-properties officeooo:rsid="0028839c"/>
    </style:style>
    <style:style style:name="T4" style:family="text">
      <style:text-properties officeooo:rsid="002a1f61"/>
    </style:style>
    <style:style style:name="T5" style:family="text">
      <style:text-properties officeooo:rsid="002a739d"/>
    </style:style>
    <style:style style:name="T6" style:family="text">
      <style:text-properties officeooo:rsid="002bdf0e"/>
    </style:style>
    <style:style style:name="T7" style:family="text">
      <style:text-properties officeooo:rsid="0069e1ae"/>
    </style:style>
    <style:style style:name="T8" style:family="text">
      <style:text-properties fo:font-weight="normal" style:font-weight-asian="normal"/>
    </style:style>
    <style:style style:name="T9" style:family="text">
      <style:text-properties fo:font-weight="normal" officeooo:rsid="0029ce50" style:font-weight-asian="normal" style:font-weight-complex="normal"/>
    </style:style>
    <style:style style:name="T10" style:family="text">
      <style:text-properties fo:font-weight="normal" officeooo:rsid="0024f708" style:font-weight-asian="normal" style:font-weight-complex="normal"/>
    </style:style>
    <style:style style:name="T11" style:family="text">
      <style:text-properties fo:font-weight="normal" officeooo:rsid="0069e1ae" style:font-weight-asian="normal" style:font-weight-complex="normal"/>
    </style:style>
    <style:style style:name="T12" style:family="text">
      <style:text-properties fo:font-weight="normal" officeooo:rsid="0028839c" style:font-weight-asian="normal" style:font-weight-complex="normal"/>
    </style:style>
    <style:style style:name="T13" style:family="text">
      <style:text-properties fo:font-weight="normal" officeooo:rsid="0033c27f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2ffab6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2a20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387424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3ccef0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490055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5878d6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489710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37932f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322772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24f708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45118d" fo:background-color="transparent" loext:char-shading-value="0" style:font-weight-asian="normal" style:font-weight-complex="normal"/>
    </style:style>
    <style:style style:name="T25" style:family="text">
      <style:text-properties fo:font-weight="normal" officeooo:rsid="00481801" fo:background-color="transparent" loext:char-shading-value="0" style:font-weight-asian="normal" style:font-weight-complex="normal"/>
    </style:style>
    <style:style style:name="T26" style:family="text">
      <style:text-properties fo:font-weight="normal" officeooo:rsid="00485b42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3afa01" fo:background-color="transparent" loext:char-shading-value="0" style:font-weight-asian="normal" style:font-weight-complex="normal"/>
    </style:style>
    <style:style style:name="T28" style:family="text">
      <style:text-properties fo:font-weight="normal" officeooo:rsid="0052e9d9" fo:background-color="transparent" loext:char-shading-value="0" style:font-weight-asian="normal" style:font-weight-complex="normal"/>
    </style:style>
    <style:style style:name="T29" style:family="text">
      <style:text-properties fo:color="#dcdcdc" loext:opacity="100%" fo:font-size="12pt" fo:font-weight="normal" officeooo:rsid="0024f708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officeooo:rsid="002ffab6"/>
    </style:style>
    <style:style style:name="T31" style:family="text">
      <style:text-properties officeooo:rsid="00387424"/>
    </style:style>
    <style:style style:name="T32" style:family="text">
      <style:text-properties officeooo:rsid="003ccef0"/>
    </style:style>
    <style:style style:name="T33" style:family="text">
      <style:text-properties officeooo:rsid="00489710"/>
    </style:style>
    <style:style style:name="T34" style:family="text">
      <style:text-properties officeooo:rsid="0037932f"/>
    </style:style>
    <style:style style:name="T35" style:family="text">
      <style:text-properties officeooo:rsid="00322772"/>
    </style:style>
    <style:style style:name="T36" style:family="text">
      <style:text-properties officeooo:rsid="0042a208"/>
    </style:style>
    <style:style style:name="T37" style:family="text">
      <style:text-properties officeooo:rsid="00490055"/>
    </style:style>
    <style:style style:name="T38" style:family="text">
      <style:text-properties officeooo:rsid="0049628c"/>
    </style:style>
    <style:style style:name="T39" style:family="text">
      <style:text-properties officeooo:rsid="004d2099"/>
    </style:style>
    <style:style style:name="T40" style:family="text">
      <style:text-properties officeooo:rsid="004e98fe"/>
    </style:style>
    <style:style style:name="T41" style:family="text">
      <style:text-properties officeooo:rsid="00508065"/>
    </style:style>
    <style:style style:name="T42" style:family="text">
      <style:text-properties officeooo:rsid="0054e729"/>
    </style:style>
    <style:style style:name="T43" style:family="text">
      <style:text-properties officeooo:rsid="00680382"/>
    </style:style>
    <style:style style:name="T44" style:family="text">
      <style:text-properties officeooo:rsid="005209a9"/>
    </style:style>
    <style:style style:name="T45" style:family="text">
      <style:text-properties officeooo:rsid="005360c6"/>
    </style:style>
    <style:style style:name="T46" style:family="text">
      <style:text-properties officeooo:rsid="0056b7d6"/>
    </style:style>
    <style:style style:name="T47" style:family="text">
      <style:text-properties officeooo:rsid="005878d6"/>
    </style:style>
    <style:style style:name="T48" style:family="text">
      <style:text-properties officeooo:rsid="005b14a9"/>
    </style:style>
    <style:style style:name="T49" style:family="text">
      <style:text-properties officeooo:rsid="00597035"/>
    </style:style>
    <style:style style:name="T50" style:family="text">
      <style:text-properties officeooo:rsid="003afa01"/>
    </style:style>
    <style:style style:name="T51" style:family="text">
      <style:text-properties officeooo:rsid="003c99f8"/>
    </style:style>
    <style:style style:name="T52" style:family="text">
      <style:text-properties officeooo:rsid="00472996"/>
    </style:style>
    <style:style style:name="T53" style:family="text">
      <style:text-properties officeooo:rsid="004aacd4"/>
    </style:style>
    <style:style style:name="T54" style:family="text">
      <style:text-properties officeooo:rsid="004f0fe2"/>
    </style:style>
    <style:style style:name="T55" style:family="text">
      <style:text-properties officeooo:rsid="0052e9d9"/>
    </style:style>
    <style:style style:name="T56" style:family="text">
      <style:text-properties officeooo:rsid="0056cc1f"/>
    </style:style>
    <style:style style:name="T57" style:family="text">
      <style:text-properties officeooo:rsid="0058551f"/>
    </style:style>
    <style:style style:name="T58" style:family="text">
      <style:text-properties officeooo:rsid="005a1303"/>
    </style:style>
    <style:style style:name="T59" style:family="text">
      <style:text-properties officeooo:rsid="004cb91d"/>
    </style:style>
    <style:style style:name="T60" style:family="text">
      <style:text-properties officeooo:rsid="005cfae7"/>
    </style:style>
    <style:style style:name="T61" style:family="text">
      <style:text-properties officeooo:rsid="005fb808"/>
    </style:style>
    <style:style style:name="T62" style:family="text">
      <style:text-properties officeooo:rsid="00608914"/>
    </style:style>
    <style:style style:name="T63" style:family="text">
      <style:text-properties officeooo:rsid="0062fef7"/>
    </style:style>
    <style:style style:name="T64" style:family="text">
      <style:text-properties officeooo:rsid="00659087"/>
    </style:style>
    <style:style style:name="T65" style:family="text">
      <style:text-properties officeooo:rsid="00514d9c"/>
    </style:style>
    <style:style style:name="T66" style:family="text">
      <style:text-properties officeooo:rsid="00678e1e"/>
    </style:style>
    <style:style style:name="T67" style:family="text">
      <style:text-properties officeooo:rsid="0068f7b1"/>
    </style:style>
    <style:style style:name="T68" style:family="text">
      <style:text-properties officeooo:rsid="006ab9a1"/>
    </style:style>
    <style:style style:name="T69" style:family="text">
      <style:text-properties officeooo:rsid="006b7b9d"/>
    </style:style>
    <style:style style:name="T70" style:family="text">
      <style:text-properties officeooo:rsid="006d9c66"/>
    </style:style>
    <style:style style:name="T71" style:family="text">
      <style:text-properties officeooo:rsid="0071189a"/>
    </style:style>
    <style:style style:name="T72" style:family="text">
      <style:text-properties officeooo:rsid="007206d8"/>
    </style:style>
    <style:style style:name="T73" style:family="text">
      <style:text-properties officeooo:rsid="0074e44a"/>
    </style:style>
    <style:style style:name="T74" style:family="text">
      <style:text-properties officeooo:rsid="00766933"/>
    </style:style>
    <style:style style:name="T75" style:family="text">
      <style:text-properties officeooo:rsid="00779006"/>
    </style:style>
    <style:style style:name="T76" style:family="text">
      <style:text-properties officeooo:rsid="007913db"/>
    </style:style>
    <style:style style:name="T77" style:family="text">
      <style:text-properties officeooo:rsid="007a714e"/>
    </style:style>
    <style:style style:name="T78" style:family="text">
      <style:text-properties officeooo:rsid="007d4809"/>
    </style:style>
    <style:style style:name="T79" style:family="text">
      <style:text-properties officeooo:rsid="007f034f"/>
    </style:style>
    <style:style style:name="T80" style:family="text">
      <style:text-properties officeooo:rsid="00807b67"/>
    </style:style>
    <style:style style:name="T81" style:family="text">
      <style:text-properties officeooo:rsid="00830d1a"/>
    </style:style>
    <style:style style:name="T82" style:family="text">
      <style:text-properties officeooo:rsid="00861814"/>
    </style:style>
    <style:style style:name="T83" style:family="text">
      <style:text-properties officeooo:rsid="005b1061"/>
    </style:style>
    <style:style style:name="T84" style:family="text">
      <style:text-properties officeooo:rsid="0089c8c7"/>
    </style:style>
    <style:style style:name="T85" style:family="text">
      <style:text-properties officeooo:rsid="008b5edf"/>
    </style:style>
    <style:style style:name="T86" style:family="text">
      <style:text-properties officeooo:rsid="0033c27f"/>
    </style:style>
    <style:style style:name="T87" style:family="text">
      <style:text-properties officeooo:rsid="008d9bdf"/>
    </style:style>
    <style:style style:name="T88" style:family="text">
      <style:text-properties officeooo:rsid="008f6742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nsino Fundamental e Médio</text:p>
      <text:p text:style-name="P21"/>
      <text:p text:style-name="P22">Conjuntos</text:p>
      <text:p text:style-name="P24"/>
      <text:p text:style-name="P24">• Conceitos:</text:p>
      <text:p text:style-name="P24"><draw:frame draw:style-name="fr1" draw:name="Objeto40" text:anchor-type="as-char" svg:y="-0.321cm" svg:width="3.231cm" svg:height="0.436cm" draw:z-index="49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23"><draw:frame draw:style-name="fr1" draw:name="Objeto57" text:anchor-type="as-char" svg:y="-0.321cm" svg:width="3.217cm" svg:height="0.436cm" draw:z-index="51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23"><draw:frame draw:style-name="fr1" draw:name="Objeto62" text:anchor-type="as-char" svg:y="-0.321cm" svg:width="2.946cm" svg:height="0.436cm" draw:z-index="56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23"><draw:frame draw:style-name="fr1" draw:name="Objeto58" text:anchor-type="as-char" svg:y="-0.321cm" svg:width="5.526cm" svg:height="0.436cm" draw:z-index="52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<text:p text:style-name="P23"><draw:frame draw:style-name="fr1" draw:name="Objeto59" text:anchor-type="as-char" svg:y="-0.321cm" svg:width="7.138cm" svg:height="0.436cm" draw:z-index="53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<text:p text:style-name="P27"/>
      <text:p text:style-name="P27">• Relação reflexiva:</text:p>
      <text:p text:style-name="P27"><draw:frame draw:style-name="fr1" draw:name="Objeto63" text:anchor-type="as-char" svg:y="-0.321cm" svg:width="2.131cm" svg:height="0.436cm" draw:z-index="57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<text:p text:style-name="P27"/>
      <text:p text:style-name="P27">• Relação simétrica:</text:p>
      <text:p text:style-name="P27"><draw:frame draw:style-name="fr1" draw:name="Objeto64" text:anchor-type="as-char" svg:y="-0.321cm" svg:width="3.394cm" svg:height="0.436cm" draw:z-index="58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<text:p text:style-name="P27"/>
      <text:p text:style-name="P27">• Relação transitiva:</text:p>
      <text:p text:style-name="P27"><draw:frame draw:style-name="fr1" draw:name="Objeto65" text:anchor-type="as-char" svg:y="-0.321cm" svg:width="3.201cm" svg:height="0.436cm" draw:z-index="59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<text:p text:style-name="P27"/>
      <text:p text:style-name="P27">• Relação antissimétrica:</text:p>
      <text:p text:style-name="P27"><draw:frame draw:style-name="fr1" draw:name="Objeto66" text:anchor-type="as-char" svg:y="-0.321cm" svg:width="3.646cm" svg:height="0.436cm" draw:z-index="60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<text:p text:style-name="P27"/>
      <text:p text:style-name="P25">• Propiedade út<text:span text:style-name="T4">il </text:span><text:span text:style-name="T51">1</text:span>:</text:p>
      <text:p text:style-name="P25"><draw:frame draw:style-name="fr1" draw:name="Objeto60" text:anchor-type="as-char" svg:y="-0.321cm" svg:width="3.572cm" svg:height="0.436cm" draw:z-index="54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<text:p text:style-name="P26"/>
      <text:p text:style-name="P26">• Propiedade út<text:span text:style-name="T4">il </text:span><text:span text:style-name="T51">2</text:span>:</text:p>
      <text:p text:style-name="P25"><draw:frame draw:style-name="fr1" draw:name="Objeto61" text:anchor-type="as-char" svg:y="-0.321cm" svg:width="4.927cm" svg:height="0.436cm" draw:z-index="55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<text:p text:style-name="P25"/>
      <text:p text:style-name="P18">Expressões e Equações Algébricas</text:p>
      <text:p text:style-name="P7"/>
      <text:p text:style-name="P19">Potenciação e Radiciação</text:p>
      <text:p text:style-name="P28"/>
      <text:p text:style-name="P28">• Propiedade út<text:span text:style-name="T4">il </text:span><text:span text:style-name="T52">1:</text:span></text:p>
      <text:p text:style-name="P28"><draw:frame draw:style-name="fr1" draw:name="Objeto67" text:anchor-type="as-char" svg:y="-0.369cm" svg:width="3.695cm" svg:height="0.483cm" draw:z-index="61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<text:p text:style-name="P28"/>
      <text:p text:style-name="P29">• Propiedade út<text:span text:style-name="T4">il </text:span><text:span text:style-name="T52">2:</text:span></text:p>
      <text:p text:style-name="P7"><draw:frame draw:style-name="fr1" draw:name="Objeto68" text:anchor-type="as-char" svg:y="-0.369cm" svg:width="3.715cm" svg:height="0.483cm" draw:z-index="62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<text:p text:style-name="P7"/>
      <text:p text:style-name="P29">• Propiedade út<text:span text:style-name="T4">il </text:span><text:span text:style-name="T52">3:</text:span></text:p>
      <text:p text:style-name="P29"><draw:frame draw:style-name="fr1" draw:name="Objeto69" text:anchor-type="as-char" svg:y="-0.369cm" svg:width="5.179cm" svg:height="0.483cm" draw:z-index="63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<text:p text:style-name="P29"/>
      <text:p text:style-name="P29">• Propiedade út<text:span text:style-name="T4">il </text:span><text:span text:style-name="T52">4:</text:span></text:p>
      <text:p text:style-name="P29"><draw:frame draw:style-name="fr1" draw:name="Objeto70" text:anchor-type="as-char" svg:y="-0.64cm" svg:width="6.299cm" svg:height="1cm" draw:z-index="64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<text:p text:style-name="P7"/>
      <text:p text:style-name="P7"/>
      <text:p text:style-name="P1">Equações e Inequações do 1° e 2° Grau</text:p>
      <text:p text:style-name="P7"/>
      <text:p text:style-name="P1">Equações Biquadradas e Equações Irracionais</text:p>
      <text:p text:style-name="P7"/>
      <text:p text:style-name="P4">Estudos de Funções</text:p>
      <text:p text:style-name="P12"/>
      <text:p text:style-name="P6">Função do 2° Grau</text:p>
      <text:p text:style-name="P33"/>
      <text:p text:style-name="P33"><text:span text:style-name="T2">•</text:span>Identificar o valor do coeficiente <text:span text:style-name="T1">a</text:span>:</text:p>
      <text:p text:style-name="P33"/>
      <text:p text:style-name="P33"><text:span text:style-name="T2">•</text:span>Identificar o valor do coeficiente <text:span text:style-name="T1">b</text:span>:</text:p>
      <text:p text:style-name="P33"/>
      <text:p text:style-name="P33"><text:span text:style-name="T2">•</text:span>Identificar o valor do coeficiente c:</text:p>
      <text:p text:style-name="P34"><draw:frame draw:style-name="fr1" draw:name="Objeto7" text:anchor-type="as-char" svg:y="-0.321cm" svg:width="1.265cm" svg:height="0.436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3"/>
      <text:p text:style-name="P35"><text:span text:style-name="T7">•</text:span>Funcção inversa do 1° Grau:</text:p>
      <text:p text:style-name="P35"><draw:frame draw:style-name="fr3" draw:name="Objeto6" text:anchor-type="as-char" svg:y="-0.669cm" svg:width="5.648cm" svg:height="0.923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8"/>
      <text:p text:style-name="P1">Trigonomeria</text:p>
      <text:p text:style-name="P8"/>
      <text:p text:style-name="P1">Geometria Plana</text:p>
      <text:p text:style-name="P8"/>
      <text:p text:style-name="P2">Logaritmos e Equações Exponenciais</text:p>
      <text:p text:style-name="P8"/>
      <text:p text:style-name="P1">Progressão Aritmética</text:p>
      <text:p text:style-name="P8"/>
      <text:p text:style-name="P1">Progressão Geométrica</text:p>
      <text:p text:style-name="P8"/>
      <text:p text:style-name="P1">Análise Combinatória</text:p>
      <text:p text:style-name="P30"/>
      <text:p text:style-name="P1">Binômio de Newton</text:p>
      <text:p text:style-name="P8"/>
      <text:p text:style-name="P3">Probabilidades</text:p>
      <text:p text:style-name="P9"/>
      <text:p text:style-name="P3">Matrizes</text:p>
      <text:p text:style-name="P31"/>
      <text:p text:style-name="P3">Determinantes</text:p>
      <text:p text:style-name="P9"/>
      <text:p text:style-name="P3">Sistemas Lineares</text:p>
      <text:p text:style-name="P9"/>
      <text:p text:style-name="P1">Geometria Analítica</text:p>
      <text:p text:style-name="P8"/>
      <text:p text:style-name="P1">Polinômios</text:p>
      <text:p text:style-name="P8"/>
      <text:p text:style-name="P1">Números Complexos</text:p>
      <text:p text:style-name="P8"><text:soft-page-break/></text:p>
      <text:p text:style-name="P1">Teoria dos Conjuntos</text:p>
      <text:p text:style-name="P8"/>
      <text:p text:style-name="P1">Geometria Espacial</text:p>
      <text:p text:style-name="P32"/>
      <text:p text:style-name="P32"/>
      <text:p text:style-name="P14">Ensino Superior</text:p>
      <text:p text:style-name="P13"/>
      <text:p text:style-name="P5">Cálculo</text:p>
      <text:p text:style-name="P10"/>
      <text:p text:style-name="P16">Limites:</text:p>
      <text:p text:style-name="P39"/>
      <text:p text:style-name="P39"><text:span text:style-name="T3">• </text:span>Quando existe Limite: </text:p>
      <text:p text:style-name="P39">A função tende<text:span text:style-name="T7">rá</text:span> para um mesmo valor no eixo <text:span text:style-name="T3">y</text:span> ao aproximar-se de um valor no eixo <text:span text:style-name="T3">x</text:span></text:p>
      <text:p text:style-name="P39"/>
      <text:p text:style-name="P57"><text:span text:style-name="T9">• Q</text:span>uando x tende<text:span text:style-name="T7">r</text:span> <text:span text:style-name="T7">a</text:span> a pela esquerda:</text:p>
      <text:p text:style-name="P36"><draw:frame draw:style-name="fr1" draw:name="Objeto1" text:anchor-type="as-char" svg:y="-0.321cm" svg:width="2.178cm" svg:height="0.697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6"/>
      <text:p text:style-name="P57"><text:span text:style-name="T9">• Q</text:span><text:span text:style-name="T10">uando x tende</text:span><text:span text:style-name="T11">r</text:span><text:span text:style-name="T10"> </text:span><text:span text:style-name="T11">a</text:span><text:span text:style-name="T10"> a pela </text:span><text:span text:style-name="T12">direita:</text:span></text:p>
      <text:p text:style-name="P37"><draw:frame draw:style-name="fr1" draw:name="Objeto2" text:anchor-type="as-char" svg:y="-0.321cm" svg:width="2.127cm" svg:height="0.66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57"/>
      <text:p text:style-name="P59">• Propiedade út<text:span text:style-name="T4">il 1</text:span>:</text:p>
      <text:p text:style-name="P59"><draw:frame draw:style-name="fr1" draw:name="Objeto3" text:anchor-type="as-char" svg:y="-0.321cm" svg:width="1.526cm" svg:height="0.697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59"/>
      <text:p text:style-name="P59">• Propiedade út<text:span text:style-name="T4">il 2</text:span>:</text:p>
      <text:p text:style-name="P59"><draw:frame draw:style-name="fr1" draw:name="Objeto4" text:anchor-type="as-char" svg:y="-0.369cm" svg:width="1.706cm" svg:height="0.743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59"/>
      <text:p text:style-name="P59">• Propiedade út<text:span text:style-name="T4">il 3</text:span>:</text:p>
      <text:p text:style-name="P59"><draw:frame draw:style-name="fr1" draw:name="Objeto5" text:anchor-type="as-char" svg:y="-0.321cm" svg:width="3.858cm" svg:height="0.697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59"/>
      <text:p text:style-name="P59">• Propiedade út<text:span text:style-name="T4">il </text:span><text:span text:style-name="T5">4</text:span>:</text:p>
      <text:p text:style-name="P59"><draw:frame draw:style-name="fr1" draw:name="Objeto11" text:anchor-type="as-char" svg:y="-0.321cm" svg:width="5.801cm" svg:height="0.697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59"/>
      <text:p text:style-name="P59">• Propiedade út<text:span text:style-name="T4">il </text:span><text:span text:style-name="T5">5</text:span>:</text:p>
      <text:p text:style-name="P59"><draw:frame draw:style-name="fr1" draw:name="Objeto12" text:anchor-type="as-char" svg:y="-0.321cm" svg:width="5.528cm" svg:height="0.697cm" draw:z-index="8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59"/>
      <text:p text:style-name="P59">• Propiedade út<text:span text:style-name="T4">il </text:span><text:span text:style-name="T6">6</text:span>:</text:p>
      <text:p text:style-name="P59"><draw:frame draw:style-name="fr1" draw:name="Objeto13" text:anchor-type="as-char" svg:y="-0.82cm" svg:width="4.434cm" svg:height="1.44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1"/>
      <text:p text:style-name="P15">Derivadas<text:span text:style-name="T29"> :</text:span></text:p>
      <text:p text:style-name="P55"/>
      <text:p text:style-name="P46"><text:span text:style-name="T83">• Diferencial: <text:s/></text:span><text:span text:style-name="T78">Sendo </text:span><text:span text:style-name="T83"><draw:frame draw:style-name="fr1" draw:name="Objeto77" text:anchor-type="as-char" svg:y="-0.321cm" svg:width="1.453cm" svg:height="0.436cm" draw:z-index="65"><draw:object xlink:href="./Object 74" xlink:type="simple" xlink:show="embed" xlink:actuate="onLoad"/><draw:image xlink:href="./ObjectReplacements/Object 74" xlink:type="simple" xlink:show="embed" xlink:actuate="onLoad"/><svg:desc>fórmula</svg:desc></draw:frame></text:span><text:span text:style-name="T83"><text:s/></text:span><text:span text:style-name="T64">derivável,</text:span><text:span text:style-name="T83"> </text:span><text:span text:style-name="T83"><draw:frame draw:style-name="fr1" draw:name="Objeto74" text:anchor-type="as-char" svg:y="-0.321cm" svg:width="0.699cm" svg:height="0.436cm" draw:z-index="66"><draw:object xlink:href="./Object 75" xlink:type="simple" xlink:show="embed" xlink:actuate="onLoad"/><draw:image xlink:href="./ObjectReplacements/Object 75" xlink:type="simple" xlink:show="embed" xlink:actuate="onLoad"/><svg:desc>fórmula</svg:desc></draw:frame></text:span><text:span text:style-name="T83"><text:s/></text:span><text:span text:style-name="T63">ou </text:span><text:span text:style-name="T83"><draw:frame draw:style-name="fr1" draw:name="Objeto83" text:anchor-type="as-char" svg:y="-0.321cm" svg:width="0.679cm" svg:height="0.436cm" draw:z-index="67"><draw:object xlink:href="./Object 76" xlink:type="simple" xlink:show="embed" xlink:actuate="onLoad"/><draw:image xlink:href="./ObjectReplacements/Object 76" xlink:type="simple" xlink:show="embed" xlink:actuate="onLoad"/><svg:desc>fórmula</svg:desc></draw:frame></text:span><text:span text:style-name="T80">será a </text:span><text:span text:style-name="T71">variação</text:span><text:span text:style-name="T60"> </text:span><text:span text:style-name="T71">de </text:span><text:span text:style-name="T71"><draw:frame draw:style-name="fr1" draw:name="Objeto75" text:anchor-type="as-char" svg:y="-0.321cm" svg:width="0.409cm" svg:height="0.436cm" draw:z-index="68"><draw:object xlink:href="./Object 77" xlink:type="simple" xlink:show="embed" xlink:actuate="onLoad"/><draw:image xlink:href="./ObjectReplacements/Object 77" xlink:type="simple" xlink:show="embed" xlink:actuate="onLoad"/><svg:desc>fórmula</svg:desc></draw:frame></text:span><text:span text:style-name="T71"><draw:frame draw:style-name="fr1" draw:name="Objeto79" text:anchor-type="as-char" svg:y="-0.321cm" svg:width="2.506cm" svg:height="0.436cm" draw:z-index="69"><draw:object xlink:href="./Object 78" xlink:type="simple" xlink:show="embed" xlink:actuate="onLoad"/><draw:image xlink:href="./ObjectReplacements/Object 78" xlink:type="simple" xlink:show="embed" xlink:actuate="onLoad"/><svg:desc>fórmula</svg:desc></draw:frame></text:span><text:span text:style-name="T71"><text:s/></text:span><text:span text:style-name="T82">de</text:span><text:span text:style-name="T71"><draw:frame draw:style-name="fr1" draw:name="Objeto90" text:anchor-type="as-char" svg:y="-0.321cm" svg:width="0.407cm" svg:height="0.436cm" draw:z-index="75"><draw:object xlink:href="./Object 79" xlink:type="simple" xlink:show="embed" xlink:actuate="onLoad"/><draw:image xlink:href="./ObjectReplacements/Object 79" xlink:type="simple" xlink:show="embed" xlink:actuate="onLoad"/><svg:desc>fórmula</svg:desc></draw:frame></text:span><text:span text:style-name="T61">e de </text:span><text:span text:style-name="T83"><draw:frame draw:style-name="fr1" draw:name="Objeto84" text:anchor-type="as-char" svg:y="-0.321cm" svg:width="0.676cm" svg:height="0.436cm" draw:z-index="76"><draw:object xlink:href="./Object 80" xlink:type="simple" xlink:show="embed" xlink:actuate="onLoad"/><draw:image xlink:href="./ObjectReplacements/Object 80" xlink:type="simple" xlink:show="embed" xlink:actuate="onLoad"/><svg:desc>fórmula</svg:desc></draw:frame></text:span><text:span text:style-name="T83">, </text:span><text:span text:style-name="T80">ou seja, </text:span><text:span text:style-name="T79"><text:s/></text:span><text:span text:style-name="T71">a diferença</text:span><text:span text:style-name="T63"> </text:span><text:span text:style-name="T63"><draw:frame draw:style-name="fr1" draw:name="Objeto78" text:anchor-type="as-char" svg:y="-0.321cm" svg:width="2.997cm" svg:height="0.476cm" draw:z-index="77"><draw:object xlink:href="./Object 83" xlink:type="simple" xlink:show="embed" xlink:actuate="onLoad"/><draw:image xlink:href="./ObjectReplacements/Object 83" xlink:type="simple" xlink:show="embed" xlink:actuate="onLoad"/><svg:desc>fórmula</svg:desc></draw:frame></text:span><text:span text:style-name="T63">,</text:span><text:span text:style-name="T64"> </text:span><text:span text:style-name="T81">equivalente a</text:span><text:span text:style-name="T77">: </text:span><text:span text:style-name="T83"><draw:frame draw:style-name="fr1" draw:name="Objeto88" text:anchor-type="as-char" svg:y="-0.321cm" svg:width="3.341cm" svg:height="0.436cm" draw:z-index="78"><draw:object xlink:href="./Object 84" xlink:type="simple" xlink:show="embed" xlink:actuate="onLoad"/><draw:image xlink:href="./ObjectReplacements/Object 84" xlink:type="simple" xlink:show="embed" xlink:actuate="onLoad"/><svg:desc>fórmula</svg:desc></draw:frame></text:span><text:span text:style-name="T83">. </text:span><text:span text:style-name="T82">E</text:span><text:span text:style-name="T61"> </text:span><text:span text:style-name="T83"><draw:frame draw:style-name="fr1" draw:name="Objeto80" text:anchor-type="as-char" svg:y="-0.321cm" svg:width="0.695cm" svg:height="0.436cm" draw:z-index="79"><draw:object xlink:href="./Object 86" xlink:type="simple" xlink:show="embed" xlink:actuate="onLoad"/><draw:image xlink:href="./ObjectReplacements/Object 86" xlink:type="simple" xlink:show="embed" xlink:actuate="onLoad"/><svg:desc>fórmula</svg:desc></draw:frame></text:span><text:span text:style-name="T83"><text:s/></text:span><text:span text:style-name="T63">ou </text:span><text:span text:style-name="T83"><draw:frame draw:style-name="fr1" draw:name="Objeto89" text:anchor-type="as-char" svg:y="-0.321cm" svg:width="0.676cm" svg:height="0.436cm" draw:z-index="80"><draw:object xlink:href="./Object 88" xlink:type="simple" xlink:show="embed" xlink:actuate="onLoad"/><draw:image xlink:href="./ObjectReplacements/Object 88" xlink:type="simple" xlink:show="embed" xlink:actuate="onLoad"/><svg:desc>fórmula</svg:desc></draw:frame></text:span><text:span text:style-name="T83"><text:s/></text:span><text:span text:style-name="T80">será a </text:span><text:span text:style-name="T71">variação</text:span><text:span text:style-name="T60"> </text:span><text:span text:style-name="T71">de </text:span><text:span text:style-name="T71"><draw:frame draw:style-name="fr1" draw:name="Objeto93" text:anchor-type="as-char" svg:y="-0.321cm" svg:width="0.407cm" svg:height="0.436cm" draw:z-index="81"><draw:object xlink:href="./Object 89" xlink:type="simple" xlink:show="embed" xlink:actuate="onLoad"/><draw:image xlink:href="./ObjectReplacements/Object 89" xlink:type="simple" xlink:show="embed" xlink:actuate="onLoad"/><svg:desc>fórmula</svg:desc></draw:frame></text:span><text:span text:style-name="T71"><text:s/></text:span><text:span text:style-name="T71"><draw:frame draw:style-name="fr1" draw:name="Objeto86" text:anchor-type="as-char" svg:y="-0.321cm" svg:width="2.985cm" svg:height="0.436cm" draw:z-index="82"><draw:object xlink:href="./Object 90" xlink:type="simple" xlink:show="embed" xlink:actuate="onLoad"/><draw:image xlink:href="./ObjectReplacements/Object 90" xlink:type="simple" xlink:show="embed" xlink:actuate="onLoad"/><svg:desc>fórmula</svg:desc></draw:frame></text:span><text:span text:style-name="T82">de </text:span><text:span text:style-name="T82"><draw:frame draw:style-name="fr1" draw:name="Objeto94" text:anchor-type="as-char" svg:y="-0.321cm" svg:width="0.409cm" svg:height="0.436cm" draw:z-index="83"><draw:object xlink:href="./Object 91" xlink:type="simple" xlink:show="embed" xlink:actuate="onLoad"/><draw:image xlink:href="./ObjectReplacements/Object 91" xlink:type="simple" xlink:show="embed" xlink:actuate="onLoad"/><svg:desc>fórmula</svg:desc></draw:frame></text:span><text:span text:style-name="T82"><text:s/></text:span><text:span text:style-name="T61">e de </text:span><text:span text:style-name="T83"><draw:frame draw:style-name="fr1" draw:name="Objeto91" text:anchor-type="as-char" svg:y="-0.321cm" svg:width="0.679cm" svg:height="0.436cm" draw:z-index="85"><draw:object xlink:href="./Object 92" xlink:type="simple" xlink:show="embed" xlink:actuate="onLoad"/><draw:image xlink:href="./ObjectReplacements/Object 92" xlink:type="simple" xlink:show="embed" xlink:actuate="onLoad"/><svg:desc>fórmula</svg:desc></draw:frame></text:span><text:span text:style-name="T83">, </text:span><text:span text:style-name="T80">ou seja, </text:span><text:span text:style-name="T71">a diferença </text:span><text:span text:style-name="T63"><draw:frame draw:style-name="fr1" draw:name="Objeto92" text:anchor-type="as-char" svg:y="-0.321cm" svg:width="2.427cm" svg:height="0.476cm" draw:z-index="86"><draw:object xlink:href="./Object 93" xlink:type="simple" xlink:show="embed" xlink:actuate="onLoad"/><draw:image xlink:href="./ObjectReplacements/Object 93" xlink:type="simple" xlink:show="embed" xlink:actuate="onLoad"/><svg:desc>fórmula</svg:desc></draw:frame></text:span><text:span text:style-name="T63">, </text:span><text:span text:style-name="T81">equivalente a :</text:span><text:span text:style-name="T79"> </text:span><text:span text:style-name="T83"><draw:frame draw:style-name="fr1" draw:name="Objeto76" text:anchor-type="as-char" svg:y="-0.561cm" svg:width="5.72cm" svg:height="0.923cm" draw:z-index="88"><draw:object xlink:href="./Object 94" xlink:type="simple" xlink:show="embed" xlink:actuate="onLoad"/><draw:image xlink:href="./ObjectReplacements/Object 94" xlink:type="simple" xlink:show="embed" xlink:actuate="onLoad"/><svg:desc>fórmula</svg:desc></draw:frame></text:span></text:p>
      <text:p text:style-name="P46"/>
      <text:p text:style-name="P56">• <text:span text:style-name="T30">Taxa de variação média </text:span><text:span text:style-name="T30"><draw:frame draw:style-name="fr1" draw:name="Objeto15" text:anchor-type="as-char" svg:y="-0.321cm" svg:width="1.141cm" svg:height="0.436cm" draw:z-index="10"><draw:object xlink:href="./Object 12" xlink:type="simple" xlink:show="embed" xlink:actuate="onLoad"/><draw:image xlink:href="./ObjectReplacements/Object 12" xlink:type="simple" xlink:show="embed" xlink:actuate="onLoad"/><svg:desc>fórmula</svg:desc></draw:frame></text:span><text:span text:style-name="T30">de uma função </text:span><text:span text:style-name="T30"><draw:frame draw:style-name="fr1" draw:name="Objeto98" text:anchor-type="as-char" svg:y="-0.321cm" svg:width="0.457cm" svg:height="0.436cm" draw:z-index="89"><draw:object xlink:href="./Object 98" xlink:type="simple" xlink:show="embed" xlink:actuate="onLoad"/><draw:image xlink:href="./ObjectReplacements/Object 98" xlink:type="simple" xlink:show="embed" xlink:actuate="onLoad"/><svg:desc>fórmula</svg:desc></draw:frame></text:span>no intante <draw:frame draw:style-name="fr1" draw:name="Objeto17" text:anchor-type="as-char" svg:y="-0.321cm" svg:width="1.272cm" svg:height="0.476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text:s/><text:span text:style-name="T31">d</text:span><text:span text:style-name="T32">e </text:span><text:span text:style-name="T30">um intervalo</text:span><text:span text:style-name="T30"><draw:frame draw:style-name="fr2" draw:name="Objeto14" text:anchor-type="as-char" svg:y="-0.321cm" svg:width="2.076cm" svg:height="0.476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30">, </text:span><text:span text:style-name="T33">é igual ao </text:span><text:span text:style-name="T34">coeficiente angular</text:span><text:span text:style-name="T34"><draw:frame draw:style-name="fr1" draw:name="Objeto33" text:anchor-type="as-char" svg:y="-0.321cm" svg:width="0.513cm" svg:height="0.436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34">da reta</text:span><text:span text:style-name="T35"> secante, </text:span><text:span text:style-name="T36">do </text:span><text:span text:style-name="T35">ponto</text:span><text:span text:style-name="T35"><draw:frame draw:style-name="fr1" draw:name="Objeto34" text:anchor-type="as-char" svg:y="-0.321cm" svg:width="0.467cm" svg:height="0.436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37">— </text:span><text:span text:style-name="T34">de abscissa </text:span><draw:frame draw:style-name="fr1" draw:name="Objeto22" text:anchor-type="as-char" svg:y="-0.321cm" svg:width="0.556cm" svg:height="0.476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,<text:span text:style-name="T50"> tangente à curva </text:span><text:span text:style-name="T34">do gráfico de</text:span><draw:frame draw:style-name="fr1" draw:name="Objeto35" text:anchor-type="as-char" svg:y="-0.321cm" svg:width="0.457cm" svg:height="0.436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text:span text:style-name="T37">—</text:span><text:span text:style-name="T50">, </text:span><text:span text:style-name="T35">e </text:span><text:span text:style-name="T36">do ponto</text:span><text:span text:style-name="T35"><draw:frame draw:style-name="fr1" draw:name="Objeto36" text:anchor-type="as-char" svg:y="-0.321cm" svg:width="0.513cm" svg:height="0.43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7">— </text:span><text:span text:style-name="T34">de abscissa </text:span><draw:frame draw:style-name="fr1" draw:name="Objeto25" text:anchor-type="as-char" svg:y="-0.321cm" svg:width="1.272cm" svg:height="0.47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text:span text:style-name="T37">—. Ou seja, </text:span><text:span text:style-name="T38">é o coeficiente </text:span><text:span text:style-name="T34">angular</text:span><text:span text:style-name="T34"><draw:frame draw:style-name="fr1" draw:name="Objeto41" text:anchor-type="as-char" svg:y="-0.321cm" svg:width="0.513cm" svg:height="0.436cm" draw:z-index="19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8">da reta do intervalo dos</text:span><text:span text:style-name="T37"> pontos</text:span><text:span text:style-name="T36"><draw:frame draw:style-name="fr1" draw:name="Objeto37" text:anchor-type="as-char" svg:y="-0.321cm" svg:width="1.921cm" svg:height="0.436cm" draw:z-index="20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36">, </text:span><text:span text:style-name="T35">secante </text:span><text:span text:style-name="T50">à curva </text:span><text:span text:style-name="T34">do gráfico de</text:span><draw:frame draw:style-name="fr1" draw:name="Objeto38" text:anchor-type="as-char" svg:y="-0.321cm" svg:width="0.457cm" svg:height="0.436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, <text:span text:style-name="T55">ou </text:span><text:span text:style-name="T84">difere</text:span><text:span text:style-name="T85">n</text:span><text:span text:style-name="T84">cial</text:span><text:span text:style-name="T55"> </text:span><draw:frame draw:style-name="fr2" draw:name="Objeto97" text:anchor-type="as-char" svg:y="-0.561cm" svg:width="1.85cm" svg:height="0.923cm" draw:z-index="90"><draw:object xlink:href="./Object 97" xlink:type="simple" xlink:show="embed" xlink:actuate="onLoad"/><draw:image xlink:href="./ObjectReplacements/Object 97" xlink:type="simple" xlink:show="embed" xlink:actuate="onLoad"/><svg:desc>fórmula</svg:desc></draw:frame>:</text:p>
      <text:p text:style-name="P40"><draw:frame draw:style-name="fr1" draw:name="Objeto16" text:anchor-type="as-char" svg:y="-0.601cm" svg:width="7.149cm" svg:height="1.002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41"/>
      <text:p text:style-name="P58"><text:span text:style-name="T13">• </text:span><text:span text:style-name="T14">Taxa de variação </text:span><text:span text:style-name="T13">instantânea</text:span><text:span text:style-name="T14"><draw:frame draw:style-name="fr1" draw:name="Objeto19" text:anchor-type="as-char" svg:y="-0.321cm" svg:width="0.965cm" svg:height="0.436cm" draw:z-index="23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14">d</text:span><text:span text:style-name="T13">e</text:span><text:span text:style-name="T14"> uma função</text:span><draw:frame draw:style-name="fr1" draw:name="Objeto26" text:anchor-type="as-char" svg:y="-0.321cm" svg:width="0.457cm" svg:height="0.436cm" draw:z-index="24"><draw:object xlink:href="./Object 27" xlink:type="simple" xlink:show="embed" xlink:actuate="onLoad"/><draw:image xlink:href="./ObjectReplacements/Object 27" xlink:type="simple" xlink:show="embed" xlink:actuate="onLoad"/><svg:desc>fórmula</svg:desc></draw:frame><text:span text:style-name="T13">no in</text:span><text:span text:style-name="T15">s</text:span><text:span text:style-name="T13">tante </text:span><text:span text:style-name="T13"><draw:frame draw:style-name="fr1" draw:name="Objeto23" text:anchor-type="as-char" svg:y="-0.321cm" svg:width="0.556cm" svg:height="0.476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</text:span><text:span text:style-name="T13"><text:s/></text:span><text:span text:style-name="T16">d</text:span><text:span text:style-name="T17">e </text:span><text:span text:style-name="T14">um intervalo</text:span><text:span text:style-name="T18"> </text:span><text:span text:style-name="T18"><draw:frame draw:style-name="fr2" draw:name="Objeto18" text:anchor-type="as-char" svg:y="-0.321cm" svg:width="2.076cm" svg:height="0.476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T18">, ou </text:span><text:span text:style-name="T19">função </text:span><text:span text:style-name="T8">derivada</text:span><text:span text:style-name="T8"><draw:frame draw:style-name="fr1" draw:name="Objeto28" text:anchor-type="as-char" svg:y="-0.321cm" svg:width="0.91cm" svg:height="0.436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13">de</text:span><draw:frame draw:style-name="fr1" draw:name="Objeto56" text:anchor-type="as-char" svg:y="-0.321cm" svg:width="0.457cm" svg:height="0.436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text:span text:style-name="T16">no instante </text:span><text:span text:style-name="T16"><draw:frame draw:style-name="fr1" draw:name="Objeto24" text:anchor-type="as-char" svg:y="-0.321cm" svg:width="0.556cm" svg:height="0.476cm" draw:z-index="29"><draw:object xlink:href="./Object 32" xlink:type="simple" xlink:show="embed" xlink:actuate="onLoad"/><draw:image xlink:href="./ObjectReplacements/Object 32" xlink:type="simple" xlink:show="embed" xlink:actuate="onLoad"/><svg:desc>fórmula</svg:desc></draw:frame></text:span><text:span text:style-name="T13">, </text:span><text:span text:style-name="T20">é igual ao </text:span><text:span text:style-name="T21">coeficiente angular</text:span><text:span text:style-name="T21"><draw:frame draw:style-name="fr1" draw:name="Objeto29" text:anchor-type="as-char" svg:y="-0.377cm" svg:width="0.515cm" svg:height="0.467cm" draw:z-index="30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21">da reta tangente, </text:span><text:span text:style-name="T15">do </text:span><text:span text:style-name="T22">ponto</text:span><text:span text:style-name="T22"><draw:frame draw:style-name="fr1" draw:name="Objeto30" text:anchor-type="as-char" svg:y="-0.321cm" svg:width="0.467cm" svg:height="0.436cm" draw:z-index="31"><draw:object xlink:href="./Object 34" xlink:type="simple" xlink:show="embed" xlink:actuate="onLoad"/><draw:image xlink:href="./ObjectReplacements/Object 34" xlink:type="simple" xlink:show="embed" xlink:actuate="onLoad"/><svg:desc>fórmula</svg:desc></draw:frame></text:span><text:span text:style-name="T18">— </text:span><text:span text:style-name="T21">de abscissa </text:span><draw:frame draw:style-name="fr1" draw:name="Objeto31" text:anchor-type="as-char" svg:y="-0.321cm" svg:width="0.556cm" svg:height="0.476cm" draw:z-index="32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3">, </text:span><text:span text:style-name="T27">tangente à curva </text:span><text:span text:style-name="T21">do gráfico de</text:span><text:span text:style-name="T21"><draw:frame draw:style-name="fr1" draw:name="Objeto20" text:anchor-type="as-char" svg:y="-0.321cm" svg:width="0.457cm" svg:height="0.436cm" draw:z-index="33"><draw:object xlink:href="./Object 36" xlink:type="simple" xlink:show="embed" xlink:actuate="onLoad"/><draw:image xlink:href="./ObjectReplacements/Object 36" xlink:type="simple" xlink:show="embed" xlink:actuate="onLoad"/><svg:desc>fórmula</svg:desc></draw:frame></text:span><text:span text:style-name="T18">—</text:span><text:span text:style-name="T21">. </text:span><text:span text:style-name="T20">Ou seja, é </text:span><text:span text:style-name="T24">o </text:span><text:span text:style-name="T21">limite da </text:span><text:span text:style-name="T21"><draw:frame draw:style-name="fr1" draw:name="Objeto32" text:anchor-type="as-char" svg:y="-0.321cm" svg:width="1.141cm" svg:height="0.436cm" draw:z-index="34"><draw:object xlink:href="./Object 37" xlink:type="simple" xlink:show="embed" xlink:actuate="onLoad"/><draw:image xlink:href="./ObjectReplacements/Object 37" xlink:type="simple" xlink:show="embed" xlink:actuate="onLoad"/><svg:desc>fórmula</svg:desc></draw:frame></text:span><text:span text:style-name="T21">, </text:span><text:span text:style-name="T28">ou limite da equação diferencial, </text:span><text:span text:style-name="T21">quando a distância entre </text:span><text:span text:style-name="T25">os</text:span><text:span text:style-name="T21"> dois pontos </text:span><text:span text:style-name="T26">das abscissas</text:span><text:span text:style-name="T23"><draw:frame draw:style-name="fr1" draw:name="Objeto8" text:anchor-type="as-char" svg:y="-0.321cm" svg:width="0.94cm" svg:height="0.436cm" draw:z-index="91"><draw:object xlink:href="./Object 53" xlink:type="simple" xlink:show="embed" xlink:actuate="onLoad"/><draw:image xlink:href="./ObjectReplacements/Object 53" xlink:type="simple" xlink:show="embed" xlink:actuate="onLoad"/><svg:desc>fórmula</svg:desc></draw:frame></text:span><text:span text:style-name="T21">tende a zero:</text:span></text:p>
      <text:p text:style-name="P39"><draw:frame draw:style-name="fr1" draw:name="Objeto21" text:anchor-type="as-char" svg:y="-0.601cm" svg:width="7.872cm" svg:height="1.002cm" draw:z-index="35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45"/>
      <text:p text:style-name="P47">• Ponto máximo e Ponto mínimo <text:span text:style-name="T85">d</text:span><text:span text:style-name="T88">a</text:span><text:span text:style-name="T86"> </text:span><text:span text:style-name="T87">raíz </text:span><draw:frame draw:style-name="fr1" draw:name="Objeto95" text:anchor-type="as-char" svg:y="-0.235cm" svg:width="0.556cm" svg:height="0.346cm" draw:z-index="92"><draw:object xlink:href="./Object 95" xlink:type="simple" xlink:show="embed" xlink:actuate="onLoad"/><draw:image xlink:href="./ObjectReplacements/Object 95" xlink:type="simple" xlink:show="embed" xlink:actuate="onLoad"/><svg:desc>fórmula</svg:desc></draw:frame><text:s/><text:span text:style-name="T87">em relação ao instante </text:span><text:span text:style-name="T87"><draw:frame draw:style-name="fr1" draw:name="Objeto96" text:anchor-type="as-char" svg:y="-0.319cm" svg:width="0.951cm" svg:height="0.422cm" draw:z-index="93"><draw:object xlink:href="./Object 96" xlink:type="simple" xlink:show="embed" xlink:actuate="onLoad"/><draw:image xlink:href="./ObjectReplacements/Object 96" xlink:type="simple" xlink:show="embed" xlink:actuate="onLoad"/><svg:desc>fórmula</svg:desc></draw:frame></text:span><text:span text:style-name="T85">d</text:span><text:span text:style-name="T30">e uma funçã</text:span><text:span text:style-name="T88">o derivada:</text:span></text:p>
      <text:p text:style-name="P44"><draw:frame draw:style-name="fr1" draw:name="Objeto10" text:anchor-type="as-char" svg:y="-0.355cm" svg:width="8.174cm" svg:height="0.496cm" draw:z-index="94"><draw:object xlink:href="./Object 1" xlink:type="simple" xlink:show="embed" xlink:actuate="onLoad"/><draw:image xlink:href="./ObjectReplacements/Object 1" xlink:type="simple" xlink:show="embed" xlink:actuate="onLoad"/></draw:frame></text:p>
      <text:p text:style-name="P44"><draw:frame draw:style-name="fr1" draw:name="Objeto55" text:anchor-type="as-char" svg:y="-0.355cm" svg:width="8.211cm" svg:height="0.496cm" draw:z-index="9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<text:p text:style-name="P42"><draw:frame draw:style-name="fr1" draw:name="Objeto27" text:anchor-type="as-char" svg:y="-0.355cm" svg:width="8.109cm" svg:height="0.496cm" draw:z-index="96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42"><draw:frame draw:style-name="fr1" draw:name="Objeto39" text:anchor-type="as-char" svg:y="-0.355cm" svg:width="8.147cm" svg:height="0.496cm" draw:z-index="97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<text:p text:style-name="P42"/>
      <text:p text:style-name="P42">• <text:span text:style-name="T58">Implicação 1</text:span><text:span text:style-name="T4"> - </text:span><text:span text:style-name="T39">derivada de potênci</text:span><text:span text:style-name="T40">a</text:span><text:span text:style-name="T4">:</text:span></text:p>
      <text:p text:style-name="P42"><draw:frame draw:style-name="fr1" draw:name="Objeto42" text:anchor-type="as-char" svg:y="-0.369cm" svg:width="3.223cm" svg:height="0.483cm" draw:z-index="36"><draw:object xlink:href="./Object 40" xlink:type="simple" xlink:show="embed" xlink:actuate="onLoad"/><draw:image xlink:href="./ObjectReplacements/Object 40" xlink:type="simple" xlink:show="embed" xlink:actuate="onLoad"/><svg:desc>fórmula</svg:desc></draw:frame><text:span text:style-name="T39">(“regra do tombo”)</text:span></text:p>
      <text:p text:style-name="P42"/>
      <text:p text:style-name="P43">• <text:span text:style-name="T58">Implicação 2</text:span><text:span text:style-name="T39"> </text:span><text:span text:style-name="T4">-</text:span><text:span text:style-name="T39"> </text:span><text:span text:style-name="T40">derivada de constante</text:span><text:span text:style-name="T4">:</text:span></text:p>
      <text:p text:style-name="P42"><draw:frame draw:style-name="fr1" draw:name="Objeto43" text:anchor-type="as-char" svg:y="-0.321cm" svg:width="6.05cm" svg:height="0.436cm" draw:z-index="37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42"/>
      <text:p text:style-name="P43">• <text:span text:style-name="T58">Implicação</text:span><text:span text:style-name="T4"> </text:span><text:span text:style-name="T41">3</text:span><text:span text:style-name="T39"> </text:span><text:span text:style-name="T4">-</text:span><text:span text:style-name="T39"> </text:span><text:span text:style-name="T40">derivada d</text:span><text:span text:style-name="T41">o produto de k</text:span><text:span text:style-name="T40">:</text:span></text:p>
      <text:p text:style-name="P42"><draw:frame draw:style-name="fr1" draw:name="Objeto45" text:anchor-type="as-char" svg:y="-0.321cm" svg:width="6.996cm" svg:height="0.436cm" draw:z-index="38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42"/>
      <text:p text:style-name="P43">• <text:span text:style-name="T58">Implicação 4</text:span><text:span text:style-name="T39"> </text:span><text:span text:style-name="T4">-</text:span><text:span text:style-name="T39"> </text:span><text:span text:style-name="T40">derivada d</text:span><text:span text:style-name="T42">a</text:span><text:span text:style-name="T40"> </text:span><text:span text:style-name="T43">adiçao e subtração</text:span><text:span text:style-name="T40">:</text:span></text:p>
      <text:p text:style-name="P42"><draw:frame draw:style-name="fr1" draw:name="Objeto44" text:anchor-type="as-char" svg:y="-0.321cm" svg:width="3.806cm" svg:height="0.436cm" draw:z-index="39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42"/>
      <text:p text:style-name="P43">• <text:span text:style-name="T58">Implicação </text:span><text:span text:style-name="T44">5</text:span><text:span text:style-name="T39"> </text:span><text:span text:style-name="T4">-</text:span><text:span text:style-name="T39"> </text:span><text:span text:style-name="T40">derivada d</text:span><text:span text:style-name="T45">o</text:span><text:span text:style-name="T40"> </text:span><text:span text:style-name="T45">produto</text:span><text:span text:style-name="T40">:</text:span></text:p>
      <text:p text:style-name="P42"><draw:frame draw:style-name="fr1" draw:name="Objeto46" text:anchor-type="as-char" svg:y="-0.321cm" svg:width="4.56cm" svg:height="0.436cm" draw:z-index="40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<text:p text:style-name="P42"/>
      <text:p text:style-name="P43">• <text:span text:style-name="T58">Implicação</text:span><text:span text:style-name="T4"> </text:span><text:span text:style-name="T45">6</text:span><text:span text:style-name="T39"> </text:span><text:span text:style-name="T4">-</text:span><text:span text:style-name="T39"> </text:span><text:span text:style-name="T40">derivada d</text:span><text:span text:style-name="T45">o quociente</text:span><text:span text:style-name="T40">:</text:span></text:p>
      <text:p text:style-name="P42"><text:soft-page-break/><draw:frame draw:style-name="fr1" draw:name="Objeto47" text:anchor-type="as-char" svg:y="-0.561cm" svg:width="4.376cm" svg:height="0.968cm" draw:z-index="41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42"/>
      <text:p text:style-name="P43">• <text:span text:style-name="T58">Implicação </text:span><text:span text:style-name="T42">7</text:span><text:span text:style-name="T4"> - </text:span><text:span text:style-name="T39">derivada d</text:span><text:span text:style-name="T42">a exponencial</text:span><text:span text:style-name="T4">:</text:span></text:p>
      <text:p text:style-name="P42"><draw:frame draw:style-name="fr1" draw:name="Objeto48" text:anchor-type="as-char" svg:y="-0.369cm" svg:width="2.529cm" svg:height="0.483cm" draw:z-index="42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42"/>
      <text:p text:style-name="P43">• <text:span text:style-name="T58">Implicação</text:span><text:span text:style-name="T4"> </text:span><text:span text:style-name="T42">8</text:span><text:span text:style-name="T4"> - </text:span><text:span text:style-name="T39">derivada</text:span><text:span text:style-name="T42"> de seno</text:span><text:span text:style-name="T4">:</text:span></text:p>
      <text:p text:style-name="P42"><draw:frame draw:style-name="fr1" draw:name="Objeto49" text:anchor-type="as-char" svg:y="-0.321cm" svg:width="3.687cm" svg:height="0.436cm" draw:z-index="43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<text:p text:style-name="P42"/>
      <text:p text:style-name="P43">• <text:span text:style-name="T58">Implicação</text:span><text:span text:style-name="T4"> </text:span><text:span text:style-name="T46">9</text:span><text:span text:style-name="T4"> - </text:span><text:span text:style-name="T39">derivada</text:span><text:span text:style-name="T42"> de </text:span><text:span text:style-name="T46">cosseno</text:span><text:span text:style-name="T4">:</text:span></text:p>
      <text:p text:style-name="P42"><draw:frame draw:style-name="fr1" draw:name="Objeto50" text:anchor-type="as-char" svg:y="-0.321cm" svg:width="3.951cm" svg:height="0.436cm" draw:z-index="44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<text:p text:style-name="P42"/>
      <text:p text:style-name="P43">• <text:span text:style-name="T58">Implicação</text:span><text:span text:style-name="T4"> </text:span><text:span text:style-name="T46">10</text:span><text:span text:style-name="T4"> - </text:span><text:span text:style-name="T39">derivada</text:span><text:span text:style-name="T42"> d</text:span><text:span text:style-name="T46">a tangente</text:span><text:span text:style-name="T4">:</text:span></text:p>
      <text:p text:style-name="P42"><draw:frame draw:style-name="fr1" draw:name="Objeto51" text:anchor-type="as-char" svg:y="-0.369cm" svg:width="4.039cm" svg:height="0.483cm" draw:z-index="45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<text:p text:style-name="P42"/>
      <text:p text:style-name="P43">• <text:span text:style-name="T58">Implicação </text:span><text:span text:style-name="T46">11</text:span><text:span text:style-name="T4"> - </text:span><text:span text:style-name="T39">derivada</text:span><text:span text:style-name="T42"> d</text:span><text:span text:style-name="T46">a </text:span><text:span text:style-name="T47">secante</text:span><text:span text:style-name="T4">:</text:span></text:p>
      <text:p text:style-name="P42"><draw:frame draw:style-name="fr1" draw:name="Objeto52" text:anchor-type="as-char" svg:y="-0.321cm" svg:width="5.025cm" svg:height="0.436cm" draw:z-index="46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<text:p text:style-name="P42"/>
      <text:p text:style-name="P43">• <text:span text:style-name="T58">Implicação </text:span><text:span text:style-name="T46">1</text:span><text:span text:style-name="T47">2</text:span><text:span text:style-name="T4"> - </text:span><text:span text:style-name="T39">derivada</text:span><text:span text:style-name="T42"> d</text:span><text:span text:style-name="T46">a </text:span><text:span text:style-name="T47">cossecante</text:span><text:span text:style-name="T4">:</text:span></text:p>
      <text:p text:style-name="P42"><draw:frame draw:style-name="fr1" draw:name="Objeto53" text:anchor-type="as-char" svg:y="-0.321cm" svg:width="5.994cm" svg:height="0.436cm" draw:z-index="47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<text:p text:style-name="P42"/>
      <text:p text:style-name="P43">• <text:span text:style-name="T58">Implicação</text:span><text:span text:style-name="T4"> </text:span><text:span text:style-name="T46">1</text:span><text:span text:style-name="T47">3</text:span><text:span text:style-name="T4"> - </text:span><text:span text:style-name="T39">derivada</text:span><text:span text:style-name="T42"> d</text:span><text:span text:style-name="T46">a </text:span><text:span text:style-name="T47">cotangente</text:span><text:span text:style-name="T4">:</text:span></text:p>
      <text:p text:style-name="P42"><draw:frame draw:style-name="fr1" draw:name="Objeto54" text:anchor-type="as-char" svg:y="-0.406cm" svg:width="5.191cm" svg:height="0.533cm" draw:z-index="48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<text:p text:style-name="P42"/>
      <text:p text:style-name="P43">• <text:span text:style-name="T58">Implicação </text:span><text:span text:style-name="T46">1</text:span><text:span text:style-name="T48">4</text:span><text:span text:style-name="T4"> - </text:span><text:span text:style-name="T39">derivada</text:span><text:span text:style-name="T42"> d</text:span><text:span text:style-name="T49">e</text:span><text:span text:style-name="T46"> </text:span><text:span text:style-name="T49">f composta</text:span><text:span text:style-name="T4">:</text:span></text:p>
      <text:p text:style-name="P42"><draw:frame draw:style-name="fr1" draw:name="Objeto9" text:anchor-type="as-char" svg:y="-0.369cm" svg:width="5.089cm" svg:height="0.483cm" draw:z-index="50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42"/>
      <text:p text:style-name="P17">Integrais:</text:p>
      <text:p text:style-name="P50"/>
      <text:p text:style-name="P53"><text:span text:style-name="T59">• <text:s/></text:span><text:span text:style-name="T53">Primitiva </text:span><text:span text:style-name="T73">Geral </text:span><text:span text:style-name="T53">:</text:span></text:p>
      <text:p text:style-name="P54"><text:span text:style-name="T73">É</text:span><text:span text:style-name="T62"> a </text:span><text:span text:style-name="T59">primitiva </text:span><text:span text:style-name="T75">ou </text:span><text:span text:style-name="T67">a</text:span><text:span text:style-name="T53">ntiderivada </text:span><text:span text:style-name="T59"><draw:frame draw:style-name="fr1" draw:name="Objeto81" text:anchor-type="as-char" svg:y="-0.321cm" svg:width="0.979cm" svg:height="0.436cm" draw:z-index="87"><draw:object xlink:href="./Object 81" xlink:type="simple" xlink:show="embed" xlink:actuate="onLoad"/><draw:image xlink:href="./ObjectReplacements/Object 81" xlink:type="simple" xlink:show="embed" xlink:actuate="onLoad"/><svg:desc>fórmula</svg:desc></draw:frame></text:span><text:span text:style-name="T59"><text:s/></text:span><text:span text:style-name="T53">de </text:span><text:span text:style-name="T53"><draw:frame draw:style-name="fr1" draw:name="Objeto85" text:anchor-type="as-char" svg:y="-0.321cm" svg:width="1.141cm" svg:height="0.436cm" draw:z-index="70"><draw:object xlink:href="./Object 82" xlink:type="simple" xlink:show="embed" xlink:actuate="onLoad"/><draw:image xlink:href="./ObjectReplacements/Object 82" xlink:type="simple" xlink:show="embed" xlink:actuate="onLoad"/><svg:desc>fórmula</svg:desc></draw:frame></text:span><text:span text:style-name="T53">, </text:span><text:span text:style-name="T73">onde </text:span><text:span text:style-name="T73"><draw:frame draw:style-name="fr1" draw:name="Objeto71" text:anchor-type="as-char" svg:y="-0.609cm" svg:width="6.331cm" svg:height="0.968cm" draw:z-index="84"><draw:object xlink:href="./Object 71" xlink:type="simple" xlink:show="embed" xlink:actuate="onLoad"/><draw:image xlink:href="./ObjectReplacements/Object 71" xlink:type="simple" xlink:show="embed" xlink:actuate="onLoad"/><svg:desc>fórmula</svg:desc></draw:frame></text:span><text:span text:style-name="T73">, sendo </text:span><text:span text:style-name="T62"><draw:frame draw:style-name="fr1" draw:name="Objeto82" text:anchor-type="as-char" svg:y="-0.321cm" svg:width="0.445cm" svg:height="0.436cm" draw:z-index="71"><draw:object xlink:href="./Object 85" xlink:type="simple" xlink:show="embed" xlink:actuate="onLoad"/><draw:image xlink:href="./ObjectReplacements/Object 85" xlink:type="simple" xlink:show="embed" xlink:actuate="onLoad"/><svg:desc>fórmula</svg:desc></draw:frame></text:span><text:span text:style-name="T62"><text:s/>a </text:span><text:span text:style-name="T54">C</text:span><text:span text:style-name="T59">onstante de integração ou </text:span><text:span text:style-name="T54">Constante </text:span><text:span text:style-name="T59">arbitrária </text:span><text:span text:style-name="T54">que intersepta o eixo das ordenadas assumindo qualquer valor. </text:span><text:span text:style-name="T76">P</text:span><text:span text:style-name="T56">rocessos</text:span> <text:span text:style-name="T74">reversos d</text:span><text:span text:style-name="T76">e</text:span><text:span text:style-name="T74"> processos </text:span>que <text:span text:style-name="T73">result</text:span><text:span text:style-name="T75">a</text:span><text:span text:style-name="T74">m </text:span><text:span text:style-name="T56">derivadas, </text:span>estabelecem<text:span text:style-name="T57"> </text:span><text:span text:style-name="T75"><text:s/></text:span><text:span text:style-name="T57">primitivas imediatas</text:span><text:span text:style-name="T56">. </text:span></text:p>
      <text:p text:style-name="P51"/>
      <text:p text:style-name="P52"><text:span text:style-name="T66">• </text:span><text:span text:style-name="T65">Integral indefinida:</text:span><text:span text:style-name="T65"><draw:frame draw:style-name="fr1" draw:name="Objeto72" text:anchor-type="as-char" svg:y="-0.385cm" svg:width="1.803cm" svg:height="0.529cm" draw:z-index="72"><draw:object xlink:href="./Object 72" xlink:type="simple" xlink:show="embed" xlink:actuate="onLoad"/><draw:image xlink:href="./ObjectReplacements/Object 72" xlink:type="simple" xlink:show="embed" xlink:actuate="onLoad"/><svg:desc>fórmula</svg:desc></draw:frame></text:span><text:span text:style-name="T65">, é o conjunto de todas as primitivas </text:span><text:span text:style-name="T70">de </text:span><text:span text:style-name="T68"><draw:frame draw:style-name="fr1" draw:name="Objeto73" text:anchor-type="as-char" svg:y="-0.321cm" svg:width="0.646cm" svg:height="0.436cm" draw:z-index="73"><draw:object xlink:href="./Object 73" xlink:type="simple" xlink:show="embed" xlink:actuate="onLoad"/><draw:image xlink:href="./ObjectReplacements/Object 73" xlink:type="simple" xlink:show="embed" xlink:actuate="onLoad"/><svg:desc>fórmula</svg:desc></draw:frame></text:span><text:span text:style-name="T68">, </text:span><text:span text:style-name="T72">ou seja </text:span><text:span text:style-name="T69">é a </text:span><text:span text:style-name="T76">P</text:span><text:span text:style-name="T69">rimitiva <text:s/></text:span><text:span text:style-name="T76">Geral</text:span><text:span text:style-name="T69"> </text:span><text:span text:style-name="T69"><draw:frame draw:style-name="fr1" draw:name="Objeto87" text:anchor-type="as-char" svg:y="-0.321cm" svg:width="2cm" svg:height="0.436cm" draw:z-index="74"><draw:object xlink:href="./Object 87" xlink:type="simple" xlink:show="embed" xlink:actuate="onLoad"/><draw:image xlink:href="./ObjectReplacements/Object 87" xlink:type="simple" xlink:show="embed" xlink:actuate="onLoad"/><svg:desc>fórmula</svg:desc></draw:frame></text:span></text:p>
      <text:p text:style-name="P49"/>
      <text:p text:style-name="P48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f2d3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f2d30" draw:opacity="100%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f2d3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09:08:44.985000000</meta:creation-date>
    <dc:date>2022-07-25T21:06:04.107000000</dc:date>
    <meta:editing-duration>PT1H13M6S</meta:editing-duration>
    <meta:editing-cycles>21</meta:editing-cycles>
    <meta:generator>LibreOffice/7.3.2.2$Windows_X86_64 LibreOffice_project/49f2b1bff42cfccbd8f788c8dc32c1c309559be0</meta:generator>
    <meta:document-statistic meta:table-count="0" meta:image-count="0" meta:object-count="98" meta:page-count="3" meta:paragraph-count="120" meta:word-count="528" meta:character-count="3051" meta:non-whitespace-character-count="2580"/>
  </office:meta>
</office:document-meta>
</file>

<file path=Object 1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'(x)&gt;0 (cresc) " "rightarrow" " f(x) &lt; x_0 " "rightarrow" " x_0 = Ponto máximo }</annotation>
  </semantics>
</math>
</file>

<file path=Object 10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n>.</mn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g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. g(x)] = lim from{x %tendto a} f(x) . lim from{x %tendto a} g(x) }</annotation>
  </semantics>
</math>
</file>

<file path=Object 11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row>
          <mfrac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g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  <mo stretchy="false">=</mo>
          <mfrac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f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o fence="true" form="prefix" stretchy="false">[</mo>
              <mrow>
                <mrow>
                  <mi>k</mi>
                  <mn>.</mn>
                  <mrow>
                    <munder>
                      <mi mathvariant="italic">lim</mi>
                      <mrow>
                        <mi>x</mi>
                        <mi mathvariant="normal">→</mi>
                        <mi>a</mi>
                      </mrow>
                    </munder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frac>
        </mrow>
      </mrow>
    </mstyle>
    <annotation encoding="StarMath 5.0">color coral { lim from{x %tendto a} k.[f(x)] over [g(x)] = [k.lim from{x %tendto a} f(x)] over [k.lim from{x %tendto a} g(x)] }</annotation>
  </semantics>
</math>
</file>

<file path=Object 12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13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x_0 + %DELTA x}</annotation>
  </semantics>
</math>
</file>

<file path=Object 14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15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16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17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1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19/content.xml><?xml version="1.0" encoding="utf-8"?>
<math xmlns="http://www.w3.org/1998/Math/MathML" display="block">
  <semantics>
    <mstyle mathcolor="#FF7F50">
      <mi>Q</mi>
    </mstyle>
    <annotation encoding="StarMath 5.0">color coral { Q }</annotation>
  </semantics>
</math>
</file>

<file path=Object 2/content.xml><?xml version="1.0" encoding="utf-8"?>
<math xmlns="http://www.w3.org/1998/Math/MathML" display="block">
  <semantics>
    <mstyle mathcolor="#FF7F50">
      <mrow>
        <mo stretchy="false">⇒</mo>
        <mrow>
          <mi>x</mi>
          <mo stretchy="false">=</mo>
          <mn>0</mn>
        </mrow>
      </mrow>
    </mstyle>
    <annotation encoding="StarMath 5.0">color coral { drarrow x = 0 }</annotation>
  </semantics>
</math>
</file>

<file path=Object 20/content.xml><?xml version="1.0" encoding="utf-8"?>
<math xmlns="http://www.w3.org/1998/Math/MathML" display="block">
  <semantics>
    <mstyle mathcolor="#FF7F50">
      <mrow>
        <mrow>
          <msub>
            <mi>x</mi>
            <mn>0</mn>
          </msub>
          <mo stretchy="false">+</mo>
          <mi mathvariant="normal">Δ</mi>
        </mrow>
        <mi>x</mi>
      </mrow>
    </mstyle>
    <annotation encoding="StarMath 5.0">color coral { x_0 + %DELTA x }</annotation>
  </semantics>
</math>
</file>

<file path=Object 21/content.xml><?xml version="1.0" encoding="utf-8"?>
<math xmlns="http://www.w3.org/1998/Math/MathML" display="block">
  <semantics>
    <mstyle mathcolor="#FF7F50">
      <mi>m</mi>
    </mstyle>
    <annotation encoding="StarMath 5.0">color coral { m }</annotation>
  </semantics>
</math>
</file>

<file path=Object 22/content.xml><?xml version="1.0" encoding="utf-8"?>
<math xmlns="http://www.w3.org/1998/Math/MathML" display="block">
  <semantics>
    <mstyle mathcolor="#FF7F50">
      <mrow>
        <mi mathvariant="italic">PQ</mi>
        <mtext> </mtext>
        <mrow>
          <mo fence="true" form="prefix" stretchy="false">(</mo>
          <mrow>
            <mi mathvariant="italic">mPQ</mi>
          </mrow>
          <mo fence="true" form="postfix" stretchy="false">)</mo>
        </mrow>
      </mrow>
    </mstyle>
    <annotation encoding="StarMath 5.0">color coral { PQ " " (mPQ) }</annotation>
  </semantics>
</math>
</file>

<file path=Object 23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n>0</mn>
        </mrow>
        <mrow>
          <mo fence="true" form="prefix" stretchy="false">(</mo>
          <mrow>
            <mi mathvariant="italic">cresc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'(x)&gt;0 (cresc) " "rightarrow" " f(x) &gt; x_0 " "rightarrow" " x_0 = Ponto mínimo }</annotation>
  </semantics>
</math>
</file>

<file path=Object 24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5/content.xml><?xml version="1.0" encoding="utf-8"?>
<math xmlns="http://www.w3.org/1998/Math/MathML" display="block">
  <semantics>
    <mstyle mathcolor="#FF7F50">
      <mrow>
        <mi mathvariant="italic">sec</mi>
        <mo stretchy="false">⇔</mo>
        <mi mathvariant="italic">tvm</mi>
        <mo stretchy="false">⇔</mo>
        <mrow>
          <mi mathvariant="italic">mPQ</mi>
          <mo stretchy="false">=</mo>
          <mrow>
            <mo fence="true" form="prefix" stretchy="false">[</mo>
            <mrow>
              <mrow>
                <mfrac>
                  <mrow>
                    <mi mathvariant="normal">Δ</mi>
                    <mi>y</mi>
                  </mrow>
                  <mrow>
                    <mi mathvariant="normal">Δ</mi>
                    <mi>x</mi>
                  </mrow>
                </mfrac>
                <mo stretchy="false">=</mo>
                <mfrac>
                  <mrow>
                    <mi>f</mi>
                    <mrow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x</mi>
                                <mn>0</mn>
                              </msub>
                              <mo stretchy="false">+</mo>
                              <mi mathvariant="normal">Δ</mi>
                            </mrow>
                            <mi>x</mi>
                          </mrow>
                        </mrow>
                        <mo fence="true" form="postfix" stretchy="false">)</mo>
                      </mrow>
                      <mo stretchy="false">−</mo>
                      <mi>f</mi>
                    </mrow>
                    <mrow>
                      <mo fence="true" form="prefix" stretchy="false">(</mo>
                      <mrow>
                        <msub>
                          <mi>x</mi>
                          <mn>0</mn>
                        </msub>
                      </mrow>
                      <mo fence="true" form="postfix" stretchy="false">)</mo>
                    </mrow>
                  </mrow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</mfrac>
              </mrow>
            </mrow>
            <mo fence="true" form="postfix" stretchy="false">]</mo>
          </mrow>
        </mrow>
      </mrow>
    </mstyle>
    <annotation encoding="StarMath 5.0">color coral { sec dlrarrow tvm dlrarrow mPQ = [{%DELTA y} over {%DELTA x} = {f(x_0 + %DELTA x) - f(x_0)} over {x_0 + %DELTA x - x_0}] }</annotation>
  </semantics>
</math>
</file>

<file path=Object 26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i</mi>
        </mrow>
        <mo fence="true" form="postfix" stretchy="false">)</mo>
      </mrow>
    </mstyle>
    <annotation encoding="StarMath 5.0">color coral { (tvi) }</annotation>
  </semantics>
</math>
</file>

<file path=Object 27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28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29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sub>
              <mi>x</mi>
              <mn>0</mn>
            </msub>
            <mi>,</mi>
            <mrow>
              <msub>
                <mi>x</mi>
                <mn>0</mn>
              </msub>
              <mo stretchy="false">+</mo>
              <mi mathvariant="normal">Δ</mi>
            </mrow>
            <mi>x</mi>
          </mrow>
        </mrow>
        <mo fence="true" form="postfix" stretchy="false">)</mo>
      </mrow>
    </mstyle>
    <annotation encoding="StarMath 5.0">color coral {( x_0, x_0 + %DELTA x)}</annotation>
  </semantics>
</math>
</file>

<file path=Object 3/content.xml><?xml version="1.0" encoding="utf-8"?>
<math xmlns="http://www.w3.org/1998/Math/MathML" display="block">
  <semantics>
    <mstyle mathcolor="#FF7F50">
      <mrow>
        <mrow>
          <mo fence="true" form="prefix" stretchy="false">[</mo>
          <mrow>
            <mrow>
              <mi>y</mi>
              <mo stretchy="false">=</mo>
              <mrow>
                <mi mathvariant="italic">ax</mi>
                <mo stretchy="false">+</mo>
                <mi>b</mi>
              </mrow>
            </mrow>
          </mrow>
          <mo fence="true" form="postfix" stretchy="false">]</mo>
        </mrow>
        <mo stretchy="false">→</mo>
        <mrow>
          <mi>x</mi>
          <mo stretchy="false">=</mo>
          <mrow>
            <mi mathvariant="italic">ay</mi>
            <mo stretchy="false">+</mo>
            <mi>b</mi>
          </mrow>
        </mrow>
        <mo stretchy="false">→</mo>
        <mrow>
          <mo fence="true" form="prefix" stretchy="false">[</mo>
          <mrow>
            <mrow>
              <msup>
                <mi>y</mi>
                <mrow>
                  <mo stretchy="false">−</mo>
                  <mn>1</mn>
                </mrow>
              </msup>
              <mo stretchy="false">=</mo>
              <mfrac>
                <mrow>
                  <mi>x</mi>
                  <mo stretchy="false">−</mo>
                  <mi>b</mi>
                </mrow>
                <mi>a</mi>
              </mfrac>
            </mrow>
          </mrow>
          <mo fence="true" form="postfix" stretchy="false">]</mo>
        </mrow>
      </mrow>
    </mstyle>
    <annotation encoding="StarMath 5.0">color coral { [ y = ax + b ] rightarrow  x = ay + b rightarrow [ y^-1 = { x - b } over a ] }</annotation>
  </semantics>
</math>
</file>

<file path=Object 30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>f</mi>
            <mi>'</mi>
          </mrow>
        </mrow>
        <mo fence="true" form="postfix" stretchy="false">)</mo>
      </mrow>
    </mstyle>
    <annotation encoding="StarMath 5.0">color coral { (f') }</annotation>
  </semantics>
</math>
</file>

<file path=Object 31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2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3/content.xml><?xml version="1.0" encoding="utf-8"?>
<math xmlns="http://www.w3.org/1998/Math/MathML" display="block">
  <semantics>
    <mstyle mathcolor="#FF7F50">
      <mi>m</mi>
    </mstyle>
    <annotation encoding="StarMath 5.0">color coral {m}</annotation>
  </semantics>
</math>
</file>

<file path=Object 34/content.xml><?xml version="1.0" encoding="utf-8"?>
<math xmlns="http://www.w3.org/1998/Math/MathML" display="block">
  <semantics>
    <mstyle mathcolor="#FF7F50">
      <mi>P</mi>
    </mstyle>
    <annotation encoding="StarMath 5.0">color coral {P}</annotation>
  </semantics>
</math>
</file>

<file path=Object 3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 x_0 }</annotation>
  </semantics>
</math>
</file>

<file path=Object 36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

<file path=Object 37/content.xml><?xml version="1.0" encoding="utf-8"?>
<math xmlns="http://www.w3.org/1998/Math/MathML" display="block">
  <semantics>
    <mstyle mathcolor="#FF7F50">
      <mrow>
        <mo fence="true" form="prefix" stretchy="false">(</mo>
        <mrow>
          <mi mathvariant="italic">tvm</mi>
        </mrow>
        <mo fence="true" form="postfix" stretchy="false">)</mo>
      </mrow>
    </mstyle>
    <annotation encoding="StarMath 5.0">color coral{(tvm)}</annotation>
  </semantics>
</math>
</file>

<file path=Object 38/content.xml><?xml version="1.0" encoding="utf-8"?>
<math xmlns="http://www.w3.org/1998/Math/MathML" display="block">
  <semantics>
    <mstyle mathcolor="#FF7F50">
      <mrow>
        <mrow>
          <mi>f</mi>
          <mo stretchy="false">=</mo>
          <msup>
            <mrow>
              <mo fence="true" form="prefix" stretchy="false">[</mo>
              <mrow>
                <msup>
                  <mi>x</mi>
                  <mi>n</mi>
                </msup>
              </mrow>
              <mo fence="true" form="postfix" stretchy="false">]</mo>
            </mrow>
            <mi>m</mi>
          </msup>
        </mrow>
        <mtext/>
        <mo stretchy="false">→</mo>
        <mtext/>
        <mi>f</mi>
        <mi>'</mi>
        <mtext/>
        <mo stretchy="false">→</mo>
        <mtext/>
        <mrow>
          <mi>u</mi>
          <mo stretchy="false">=</mo>
          <mrow>
            <mo fence="true" form="prefix" stretchy="false">[</mo>
            <mrow>
              <msup>
                <mi>x</mi>
                <mi>n</mi>
              </msup>
            </mrow>
            <mo fence="true" form="postfix" stretchy="false">]</mo>
          </mrow>
        </mrow>
        <mtext>,</mtext>
        <mrow>
          <mi>v</mi>
          <mo stretchy="false">=</mo>
          <msup>
            <mi>u</mi>
            <mi>m</mi>
          </msup>
        </mrow>
      </mrow>
    </mstyle>
    <annotation encoding="StarMath 5.0">color coral { f =  [x^n]^m ""rightarrow"" f' ""rightarrow"" u = [x^n] "," v = u^m }</annotation>
  </semantics>
</math>
</file>

<file path=Object 39/content.xml><?xml version="1.0" encoding="utf-8"?>
<math xmlns="http://www.w3.org/1998/Math/MathML" display="block">
  <semantics>
    <mstyle mathcolor="#FF7F50">
      <mrow>
        <mi mathvariant="italic">tg</mi>
        <mo stretchy="false">⇔</mo>
        <mi mathvariant="italic">tvi</mi>
        <mo stretchy="false">⇔</mo>
        <mi>f</mi>
        <mi>'</mi>
        <mrow>
          <mrow>
            <mo fence="true" form="prefix" stretchy="false">(</mo>
            <mrow>
              <msub>
                <mi>x</mi>
                <mn>0</mn>
              </msub>
            </mrow>
            <mo fence="true" form="postfix" stretchy="false">)</mo>
          </mrow>
          <mo stretchy="false">=</mo>
          <mrow>
            <munder>
              <mi mathvariant="italic">lim</mi>
              <mrow>
                <mi mathvariant="normal">Δ</mi>
                <mi>x</mi>
                <mi mathvariant="normal">→</mi>
                <mn>0</mn>
              </mrow>
            </munder>
            <mrow>
              <mo fence="true" form="prefix" stretchy="false">[</mo>
              <mrow>
                <mrow>
                  <mfrac>
                    <mrow>
                      <mi mathvariant="normal">Δ</mi>
                      <mi>y</mi>
                    </mrow>
                    <mrow>
                      <mi mathvariant="normal">Δ</mi>
                      <mi>x</mi>
                    </mrow>
                  </mfrac>
                  <mo stretchy="false">=</mo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row>
                              <mrow>
                                <msub>
                                  <mi>x</mi>
                                  <mn>0</mn>
                                </msub>
                                <mo stretchy="false">+</mo>
                                <mi mathvariant="normal">Δ</mi>
                              </mrow>
                              <mi>x</mi>
                            </mrow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sub>
                            <mi>x</mi>
                            <mn>0</mn>
                          </msub>
                        </mrow>
                        <mo fence="true" form="postfix" stretchy="false">)</mo>
                      </mrow>
                    </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</mfrac>
                </mrow>
              </mrow>
              <mo fence="true" form="postfix" stretchy="false">]</mo>
            </mrow>
          </mrow>
        </mrow>
      </mrow>
    </mstyle>
    <annotation encoding="StarMath 5.0">color coral { tg dlrarrow tvi dlrarrow f'(x_0) = lim from{ %DELTA x %tendto  0} [{%DELTA y} over {%DELTA x} = {f(x_0 + %DELTA x) - f(x_0)} over {x_0 + %DELTA x - x_0}] }  </annotation>
  </semantics>
</math>
</file>

<file path=Object 4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-</mtext>
      </mrow>
    </mstyle>
    <annotation encoding="StarMath 5.0">color coral { lim from{x %tendto a} f(x) = L "-"}</annotation>
  </semantics>
</math>
</file>

<file path=Object 40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x</mi>
            <mi>a</mi>
          </msup>
        </mrow>
        <mtext/>
        <mo stretchy="false">→</mo>
        <mtext/>
        <mi>y</mi>
        <mrow>
          <mi>'</mi>
          <mo stretchy="false">=</mo>
          <mi>a</mi>
        </mrow>
        <mn>.</mn>
        <msup>
          <mi>x</mi>
          <mrow>
            <mi>a</mi>
            <mo stretchy="false">−</mo>
            <mn>1</mn>
          </mrow>
        </msup>
      </mrow>
    </mstyle>
    <annotation encoding="StarMath 5.0">color coral { y = x^a ""rightarrow"" y' = a.x^{a-1} }</annotation>
  </semantics>
</math>
</file>

<file path=Object 41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text/>
        <mo stretchy="false">→</mo>
        <mtext/>
        <mi>y</mi>
        <mrow>
          <mi>'</mi>
          <mo stretchy="false">=</mo>
          <mn>0</mn>
        </mrow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 ""rightarrow"" y' = 0 "  |  " k = função constante }</annotation>
  </semantics>
</math>
</file>

<file path=Object 42/content.xml><?xml version="1.0" encoding="utf-8"?>
<math xmlns="http://www.w3.org/1998/Math/MathML" display="block">
  <semantics>
    <mstyle mathcolor="#FF7F50">
      <mrow>
        <mrow>
          <mi>y</mi>
          <mo stretchy="false">=</mo>
          <mi>k</mi>
        </mrow>
        <mn>.</mn>
        <mi>u</mi>
        <mtext/>
        <mo stretchy="false">→</mo>
        <mtext/>
        <mi>y</mi>
        <mrow>
          <mi>'</mi>
          <mo stretchy="false">=</mo>
          <mi>k</mi>
        </mrow>
        <mn>.</mn>
        <mi>u</mi>
        <mi>'</mi>
        <mtext>  |  </mtext>
        <mrow>
          <mi>k</mi>
          <mo stretchy="false">=</mo>
          <mi mathvariant="italic">função</mi>
        </mrow>
        <mi mathvariant="italic">constante</mi>
      </mrow>
    </mstyle>
    <annotation encoding="StarMath 5.0">color coral { y = k.u ""rightarrow"" y' = k.u' "  |  " k = função constante }</annotation>
  </semantics>
</math>
</file>

<file path=Object 43/content.xml><?xml version="1.0" encoding="utf-8"?>
<math xmlns="http://www.w3.org/1998/Math/MathML" display="block">
  <semantics>
    <mstyle mathcolor="#FF7F50">
      <mrow>
        <mrow>
          <mi>y</mi>
          <mo stretchy="false">=</mo>
          <mrow>
            <mi>u</mi>
            <mo stretchy="false">±</mo>
            <mi>v</mi>
          </mrow>
        </mrow>
        <mtext/>
        <mo stretchy="false">→</mo>
        <mtext/>
        <mi>y</mi>
        <mrow>
          <mi>'</mi>
          <mo stretchy="false">=</mo>
          <mi>u</mi>
        </mrow>
        <mrow>
          <mi>'</mi>
          <mo stretchy="false">±</mo>
          <mi>v</mi>
        </mrow>
        <mi>'</mi>
      </mrow>
    </mstyle>
    <annotation encoding="StarMath 5.0">color coral { y = u +- v ""rightarrow""  y' = u' +- v' }</annotation>
  </semantics>
</math>
</file>

<file path=Object 44/content.xml><?xml version="1.0" encoding="utf-8"?>
<math xmlns="http://www.w3.org/1998/Math/MathML" display="block">
  <semantics>
    <mstyle mathcolor="#FF7F50">
      <mrow>
        <mrow>
          <mi>y</mi>
          <mo stretchy="false">=</mo>
          <mi>u</mi>
        </mrow>
        <mn>.</mn>
        <mi>v</mi>
        <mtext/>
        <mo stretchy="false">→</mo>
        <mtext/>
        <mi>y</mi>
        <mrow>
          <mi>'</mi>
          <mo stretchy="false">=</mo>
          <mi>u</mi>
        </mrow>
        <mi>'</mi>
        <mn>.</mn>
        <mi>v</mi>
        <mrow>
          <mtext/>
          <mo stretchy="false">+</mo>
          <mtext/>
        </mrow>
        <mi>u</mi>
        <mn>.</mn>
        <mi>v</mi>
        <mi>'</mi>
      </mrow>
    </mstyle>
    <annotation encoding="StarMath 5.0">color coral { y = u . v ""rightarrow""  y' = u' . v ""+"" u . v' }</annotation>
  </semantics>
</math>
</file>

<file path=Object 45/content.xml><?xml version="1.0" encoding="utf-8"?>
<math xmlns="http://www.w3.org/1998/Math/MathML" display="block">
  <semantics>
    <mstyle mathcolor="#FF7F50">
      <mrow>
        <mrow>
          <mi>y</mi>
          <mo stretchy="false">=</mo>
          <mfrac>
            <mi>u</mi>
            <mi>v</mi>
          </mfrac>
        </mrow>
        <mtext/>
        <mo stretchy="false">→</mo>
        <mtext/>
        <mi>y</mi>
        <mrow>
          <mi>'</mi>
          <mo stretchy="false">=</mo>
          <mfrac>
            <mrow>
              <mi>u</mi>
              <mi>'</mi>
              <mn>.</mn>
              <mi>v</mi>
              <mrow>
                <mtext/>
                <mo stretchy="false">−</mo>
                <mtext/>
              </mrow>
              <mi>u</mi>
              <mn>.</mn>
              <mi>v</mi>
              <mi>'</mi>
            </mrow>
            <msup>
              <mi>v</mi>
              <mn>2</mn>
            </msup>
          </mfrac>
        </mrow>
      </mrow>
    </mstyle>
    <annotation encoding="StarMath 5.0">color coral { y = u over v ""rightarrow""  y' = {u' . v ""-"" u . v'} over v^2 }</annotation>
  </semantics>
</math>
</file>

<file path=Object 46/content.xml><?xml version="1.0" encoding="utf-8"?>
<math xmlns="http://www.w3.org/1998/Math/MathML" display="block">
  <semantics>
    <mstyle mathcolor="#FF7F50">
      <mrow>
        <mrow>
          <mi>y</mi>
          <mo stretchy="false">=</mo>
          <msup>
            <mi>e</mi>
            <mi>x</mi>
          </msup>
        </mrow>
        <mtext/>
        <mo stretchy="false">→</mo>
        <mtext/>
        <mi>y</mi>
        <mrow>
          <mi>'</mi>
          <mo stretchy="false">=</mo>
          <msup>
            <mi>e</mi>
            <mi>x</mi>
          </msup>
        </mrow>
      </mrow>
    </mstyle>
    <annotation encoding="StarMath 5.0">color coral { y = e^x ""rightarrow"" y' = e^x }</annotation>
  </semantics>
</math>
</file>

<file path=Object 47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si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sin(x) ""rightarrow"" y' =  cos(x) }</annotation>
  </semantics>
</math>
</file>

<file path=Object 48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cos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i mathvariant="italic">sin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cos(x) ""rightarrow"" y' =  -sin(x) }</annotation>
  </semantics>
</math>
</file>

<file path=Object 49/content.xml><?xml version="1.0" encoding="utf-8"?>
<math xmlns="http://www.w3.org/1998/Math/MathML" display="block">
  <semantics>
    <mstyle mathcolor="#FF7F50">
      <mrow>
        <mrow>
          <mi>y</mi>
          <mo stretchy="false">=</mo>
          <mi mathvariant="italic">tan</mi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sup>
            <mtext>sec</mtext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tan(x)  ""rightarrow"" y' =  "sec"^2(x) }</annotation>
  </semantics>
</math>
</file>

<file path=Object 5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L</mi>
        </mrow>
        <mtext>+</mtext>
      </mrow>
    </mstyle>
    <annotation encoding="StarMath 5.0">color coral { lim from{x %tendto a} f(x) = L "+" }</annotation>
  </semantics>
</math>
</file>

<file path=Object 50/content.xml><?xml version="1.0" encoding="utf-8"?>
<math xmlns="http://www.w3.org/1998/Math/MathML" display="block">
  <semantics>
    <mstyle mathcolor="#FF7F50">
      <mrow>
        <mrow>
          <mi>y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text>sec</mtext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tan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sec"(x)  ""rightarrow"" y' =  "sec"(x).tan(x) }</annotation>
  </semantics>
</math>
</file>

<file path=Object 51/content.xml><?xml version="1.0" encoding="utf-8"?>
<math xmlns="http://www.w3.org/1998/Math/MathML" display="block">
  <semantics>
    <mstyle mathcolor="#FF7F50">
      <mrow>
        <mrow>
          <mi>y</mi>
          <mo stretchy="false">=</mo>
          <mtext>cosec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text>cosec</mtext>
          </mrow>
        </mrow>
        <mrow>
          <mo fence="true" form="prefix" stretchy="false">(</mo>
          <mrow>
            <mi>x</mi>
          </mrow>
          <mo fence="true" form="postfix" stretchy="false">)</mo>
        </mrow>
        <mn>.</mn>
        <mtext>cotg</mtext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sec"(x)  ""rightarrow"" y' =  -"cosec"(x)."cotg"(x) }</annotation>
  </semantics>
</math>
</file>

<file path=Object 52/content.xml><?xml version="1.0" encoding="utf-8"?>
<math xmlns="http://www.w3.org/1998/Math/MathML" display="block">
  <semantics>
    <mstyle mathcolor="#FF7F50">
      <mrow>
        <mrow>
          <mi>y</mi>
          <mo stretchy="false">=</mo>
          <mtext>cotg</mtext>
        </mrow>
        <mrow>
          <mo fence="true" form="prefix" stretchy="false">(</mo>
          <mrow>
            <mi>x</mi>
          </mrow>
          <mo fence="true" form="postfix" stretchy="false">)</mo>
        </mrow>
        <mtext/>
        <mo stretchy="false">→</mo>
        <mtext/>
        <mi>y</mi>
        <mrow>
          <mi>'</mi>
          <mo stretchy="false">=</mo>
          <mrow>
            <mo stretchy="false">−</mo>
            <msup>
              <mtext>cosec</mtext>
              <mn>2</mn>
            </msup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 "cotg"(x)  ""rightarrow"" y' =  -"cosec"^2(x) }</annotation>
  </semantics>
</math>
</file>

<file path=Object 53/content.xml><?xml version="1.0" encoding="utf-8"?>
<math xmlns="http://www.w3.org/1998/Math/MathML" display="block">
  <semantics>
    <mstyle mathcolor="#FF7F50">
      <mrow>
        <mo fence="true" form="prefix" stretchy="false">(</mo>
        <mrow>
          <mrow>
            <mi mathvariant="normal">Δ</mi>
            <mi>x</mi>
          </mrow>
        </mrow>
        <mo fence="true" form="postfix" stretchy="false">)</mo>
      </mrow>
    </mstyle>
    <annotation encoding="StarMath 5.0">color coral { (%DELTA x) }</annotation>
  </semantics>
</math>
</file>

<file path=Object 54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ínimo</mi>
      </mrow>
    </mstyle>
    <annotation encoding="StarMath 5.0">color coral { f'(x)&lt;0 (decre) " "rightarrow" " f(x) &lt; x_0 " "rightarrow" " x_0 = Ponto mínimo }</annotation>
  </semantics>
</math>
</file>

<file path=Object 55/content.xml><?xml version="1.0" encoding="utf-8"?>
<math xmlns="http://www.w3.org/1998/Math/MathML" display="block">
  <semantics>
    <mstyle mathcolor="#FF7F50">
      <mrow>
        <mi>S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Sucessor</mi>
        </mrow>
        <mi mathvariant="italic">de</mi>
        <mi>x</mi>
      </mrow>
    </mstyle>
    <annotation encoding="StarMath 5.0">color coral { S(x) = Sucessor de x }</annotation>
  </semantics>
</math>
</file>

<file path=Object 56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lt;</mo>
          <mn>0</mn>
        </mrow>
        <mrow>
          <mo fence="true" form="prefix" stretchy="false">(</mo>
          <mrow>
            <mi mathvariant="italic">decre</mi>
          </mrow>
          <mo fence="true" form="postfix" stretchy="false">)</mo>
        </mrow>
        <mtext> </mtext>
        <mo stretchy="false">→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&gt;</mo>
          <msub>
            <mi>x</mi>
            <mn>0</mn>
          </msub>
        </mrow>
        <mtext> </mtext>
        <mo stretchy="false">→</mo>
        <mtext> </mtext>
        <mrow>
          <msub>
            <mi>x</mi>
            <mn>0</mn>
          </msub>
          <mo stretchy="false">=</mo>
          <mi mathvariant="italic">Ponto</mi>
        </mrow>
        <mi mathvariant="italic">máximo</mi>
      </mrow>
    </mstyle>
    <annotation encoding="StarMath 5.0">color coral { f'(x)&lt;0 (decre) " "rightarrow" " f(x) &gt; x_0 " "rightarrow" " x_0 = Ponto máximo }</annotation>
  </semantics>
</math>
</file>

<file path=Object 57/content.xml><?xml version="1.0" encoding="utf-8"?>
<math xmlns="http://www.w3.org/1998/Math/MathML" display="block">
  <semantics>
    <mstyle mathcolor="#FF7F50">
      <mrow>
        <mi mathvariant="italic">Op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Oposto</mi>
        </mrow>
        <mi mathvariant="italic">de</mi>
        <mi>x</mi>
      </mrow>
    </mstyle>
    <annotation encoding="StarMath 5.0">color coral { Op(x) = Oposto de x }</annotation>
  </semantics>
</math>
</file>

<file path=Object 58/content.xml><?xml version="1.0" encoding="utf-8"?>
<math xmlns="http://www.w3.org/1998/Math/MathML" display="block">
  <semantics>
    <mstyle mathcolor="#FF7F50">
      <mrow>
        <mrow>
          <mi>I</mi>
          <mo stretchy="false">=</mo>
          <mi mathvariant="italic">decimal</mi>
        </mrow>
        <mi mathvariant="italic">infinito</mi>
        <mi mathvariant="italic">não</mi>
        <mi mathvariant="italic">periódico</mi>
        <mo stretchy="false">→</mo>
        <mi>π</mi>
      </mrow>
    </mstyle>
    <annotation encoding="StarMath 5.0">color coral { I = decimal infinito não periódico rightarrow %pi }</annotation>
  </semantics>
</math>
</file>

<file path=Object 59/content.xml><?xml version="1.0" encoding="utf-8"?>
<math xmlns="http://www.w3.org/1998/Math/MathML" display="block">
  <semantics>
    <mstyle mathcolor="#FF7F50">
      <mrow>
        <mrow>
          <mi mathvariant="normal">ℚ</mi>
          <mo stretchy="false">=</mo>
          <mi mathvariant="italic">decimal</mi>
        </mrow>
        <mi mathvariant="italic">dízima</mi>
        <mi mathvariant="italic">periódica</mi>
        <mi mathvariant="italic">simples</mi>
        <mi>e</mi>
        <mi mathvariant="italic">composta</mi>
      </mrow>
    </mstyle>
    <annotation encoding="StarMath 5.0">color coral { setQ = decimal dízima periódica simples e composta }</annotation>
  </semantics>
</math>
</file>

<file path=Object 6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o stretchy="false">=</mo>
        <mi>k</mi>
      </mrow>
    </mstyle>
    <annotation encoding="StarMath 5.0">color coral { lim from{x %tendto a} k = k }</annotation>
  </semantics>
</math>
</file>

<file path=Object 60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</mrow>
        <mo stretchy="false">=</mo>
        <mrow>
          <mi>A</mi>
          <mo stretchy="false">+</mo>
          <mi>B</mi>
          <mo stretchy="false">−</mo>
          <mrow>
            <mo fence="true" form="prefix" stretchy="false">(</mo>
            <mrow>
              <mrow>
                <mi>A</mi>
                <mo stretchy="false">∩</mo>
                <mi>B</mi>
              </mrow>
            </mrow>
            <mo fence="true" form="postfix" stretchy="false">)</mo>
          </mrow>
        </mrow>
      </mrow>
    </mstyle>
    <annotation encoding="StarMath 5.0">color coral { A union B = A + B -(A intersection B) }</annotation>
  </semantics>
</math>
</file>

<file path=Object 61/content.xml><?xml version="1.0" encoding="utf-8"?>
<math xmlns="http://www.w3.org/1998/Math/MathML" display="block">
  <semantics>
    <mstyle mathcolor="#FF7F50">
      <mrow>
        <mrow>
          <mi>A</mi>
          <mo stretchy="false">∪</mo>
          <mi>B</mi>
          <mo stretchy="false">∪</mo>
          <mi>C</mi>
        </mrow>
        <mo stretchy="false">=</mo>
        <mrow>
          <mi>A</mi>
          <mo stretchy="false">+</mo>
          <mi>B</mi>
          <mo stretchy="false">+</mo>
          <mi>C</mi>
          <mo stretchy="false">−</mo>
          <mrow>
            <mo fence="true" form="prefix" stretchy="false">(</mo>
            <mrow>
              <mrow>
                <mtext/>
                <mo stretchy="false">∩</mo>
                <mrow>
                  <mo stretchy="false">−</mo>
                  <mrow>
                    <mo fence="true" form="prefix" stretchy="false">(</mo>
                    <mrow>
                      <mrow>
                        <mtext/>
                        <mo stretchy="false">∩</mo>
                        <mtext/>
                      </mrow>
                    </mrow>
                    <mo fence="true" form="postfix" stretchy="false">)</mo>
                  </mrow>
                </mrow>
              </mrow>
            </mrow>
            <mo fence="true" form="postfix" stretchy="false">)</mo>
          </mrow>
        </mrow>
      </mrow>
    </mstyle>
    <annotation encoding="StarMath 5.0">color coral { A union B union C = A + B + C -( "" intersection - (""intersection"")) }</annotation>
  </semantics>
</math>
</file>

<file path=Object 62/content.xml><?xml version="1.0" encoding="utf-8"?>
<math xmlns="http://www.w3.org/1998/Math/MathML" display="block">
  <semantics>
    <mstyle mathcolor="#FF7F50">
      <mrow>
        <mi mathvariant="normal">ℝ</mi>
        <mrow>
          <mo fence="true" form="prefix" stretchy="false">[</mo>
          <mrow>
            <mrow>
              <mrow>
                <mo fence="true" form="prefix" stretchy="false">(</mo>
                <mrow>
                  <mi>I</mi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 mathvariant="normal">ℚ</mi>
                    <mrow>
                      <mo fence="true" form="prefix" stretchy="false">[</mo>
                      <mrow>
                        <mrow>
                          <mi mathvariant="normal">ℤ</mi>
                          <mrow>
                            <mo fence="true" form="prefix" stretchy="false">(</mo>
                            <mrow>
                              <mi mathvariant="normal">ℕ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]</mo>
                    </mrow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color coral { setR [(I)( setQ [ setZ ( setN )])] }</annotation>
  </semantics>
</math>
</file>

<file path=Object 63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n)"}" }</annotation>
  </semantics>
</math>
</file>

<file path=Object 64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i>,</mi>
              <mi>m</mi>
            </mrow>
          </mrow>
          <mo fence="true" form="postfix" stretchy="false">)</mo>
        </mrow>
        <mi>;</mi>
        <mrow>
          <mo fence="true" form="prefix" stretchy="false">(</mo>
          <mrow>
            <mrow>
              <mi>m</mi>
              <mi>,</mi>
              <mi>n</mi>
            </mrow>
          </mrow>
          <mo fence="true" form="postfix" stretchy="false">)</mo>
        </mrow>
        <mtext>}</mtext>
      </mrow>
    </mstyle>
    <annotation encoding="StarMath 5.0">color coral { R = "{"(n, m); (m, n)"}" }</annotation>
  </semantics>
</math>
</file>

<file path=Object 65/content.xml><?xml version="1.0" encoding="utf-8"?>
<math xmlns="http://www.w3.org/1998/Math/MathML" display="block">
  <semantics>
    <mstyle mathcolor="#FF7F50">
      <mrow>
        <mrow>
          <mi>R</mi>
          <mo stretchy="false">=</mo>
          <mtext>{</mtext>
        </mrow>
        <mrow>
          <mo fence="true" form="prefix" stretchy="false">(</mo>
          <mrow>
            <mrow>
              <mi>n</mi>
              <mo stretchy="false">&lt;</mo>
              <mi>m</mi>
              <mo stretchy="false">&lt;</mo>
              <mi>x</mi>
              <mo stretchy="false">&lt;</mo>
              <mi>y</mi>
            </mrow>
          </mrow>
          <mo fence="true" form="postfix" stretchy="false">)</mo>
        </mrow>
        <mtext>}</mtext>
      </mrow>
    </mstyle>
    <annotation encoding="StarMath 5.0">color coral { R = "{"(n &lt; m &lt; x &lt; y) "}" }</annotation>
  </semantics>
</math>
</file>

<file path=Object 66/content.xml><?xml version="1.0" encoding="utf-8"?>
<math xmlns="http://www.w3.org/1998/Math/MathML" display="block">
  <semantics>
    <mstyle mathcolor="#FF7F50">
      <mrow>
        <mi mathvariant="italic">Não</mi>
        <mi mathvariant="italic">admite</mi>
        <mi>a</mi>
        <mi mathvariant="italic">simétrica</mi>
      </mrow>
    </mstyle>
    <annotation encoding="StarMath 5.0">color coral { Não admite a simétrica}</annotation>
  </semantics>
</math>
</file>

<file path=Object 67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i>a</mi>
              <mo stretchy="false">+</mo>
              <mi>b</mi>
            </mrow>
          </mrow>
          <mo fence="true" form="postfix" stretchy="false">)</mo>
        </mrow>
        <mn>.</mn>
        <mrow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  <mo stretchy="false">=</mo>
          <mrow>
            <msup>
              <mi>a</mi>
              <mn>2</mn>
            </msup>
            <mo stretchy="false">−</mo>
            <msup>
              <mi>b</mi>
              <mn>2</mn>
            </msup>
          </mrow>
        </mrow>
      </mrow>
    </mstyle>
    <annotation encoding="StarMath 5.0">color coral { (a+b).(a-b) = a^2 - b^2}</annotation>
  </semantics>
</math>
</file>

<file path=Object 68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2</mn>
          </msup>
          <mo stretchy="false">=</mo>
          <mrow>
            <msup>
              <mi>a</mi>
              <mn>2</mn>
            </msup>
            <mo stretchy="false">±</mo>
            <mn>2</mn>
          </mrow>
        </mrow>
        <mrow>
          <mi mathvariant="italic">ab</mi>
          <mo stretchy="false">+</mo>
          <msup>
            <mi>b</mi>
            <mn>2</mn>
          </msup>
        </mrow>
      </mrow>
    </mstyle>
    <annotation encoding="StarMath 5.0">color coral { (a +- b)^2 = a^2 +- 2ab + b^2}</annotation>
  </semantics>
</math>
</file>

<file path=Object 69/content.xml><?xml version="1.0" encoding="utf-8"?>
<math xmlns="http://www.w3.org/1998/Math/MathML" display="block">
  <semantics>
    <mstyle mathcolor="#FF7F50">
      <mrow>
        <mrow>
          <msup>
            <mrow>
              <mo fence="true" form="prefix" stretchy="false">(</mo>
              <mrow>
                <mrow>
                  <mi>a</mi>
                  <mo stretchy="false">±</mo>
                  <mi>b</mi>
                </mrow>
              </mrow>
              <mo fence="true" form="postfix" stretchy="false">)</mo>
            </mrow>
            <mn>3</mn>
          </msup>
          <mo stretchy="false">=</mo>
          <mrow>
            <msup>
              <mi>a</mi>
              <mn>3</mn>
            </msup>
            <mo stretchy="false">±</mo>
            <mn>3</mn>
          </mrow>
        </mrow>
        <msup>
          <mi>a</mi>
          <mn>2</mn>
        </msup>
        <mrow>
          <mi>b</mi>
          <mo stretchy="false">±</mo>
          <mn>3</mn>
        </mrow>
        <mrow>
          <msup>
            <mi mathvariant="italic">ab</mi>
            <mn>2</mn>
          </msup>
          <mo stretchy="false">±</mo>
          <msup>
            <mi>b</mi>
            <mn>3</mn>
          </msup>
        </mrow>
      </mrow>
    </mstyle>
    <annotation encoding="StarMath 5.0">color coral { (a +- b)^3 = a^3 +- 3a^{2}b +- 3ab^2 +- b^3}</annotation>
  </semantics>
</math>
</file>

<file path=Object 7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sup>
            <mi>x</mi>
            <mi>n</mi>
          </msup>
        </mrow>
        <mo stretchy="false">=</mo>
        <msup>
          <mi>a</mi>
          <mi>n</mi>
        </msup>
      </mrow>
    </mstyle>
    <annotation encoding="StarMath 5.0">color coral { lim from{x %tendto a} x^n = a^n }</annotation>
  </semantics>
</math>
</file>

<file path=Object 70/content.xml><?xml version="1.0" encoding="utf-8"?>
<math xmlns="http://www.w3.org/1998/Math/MathML" display="block">
  <semantics>
    <mstyle mathcolor="#FF7F50">
      <mrow>
        <mrow>
          <msqrt>
            <mrow>
              <mo fence="true" form="prefix" stretchy="false">(</mo>
              <mrow>
                <mrow>
                  <mi>a</mi>
                  <mo stretchy="false">+</mo>
                  <msqrt>
                    <mi>b</mi>
                  </msqrt>
                </mrow>
              </mrow>
              <mo fence="true" form="postfix" stretchy="false">)</mo>
            </mrow>
          </msqrt>
          <mo stretchy="false">=</mo>
          <mrow>
            <msqrt>
              <mfrac>
                <mrow>
                  <mi>a</mi>
                  <mo stretchy="false">+</mo>
                  <mi>c</mi>
                </mrow>
                <mn>2</mn>
              </mfrac>
            </msqrt>
            <mo stretchy="false">+</mo>
            <msqrt>
              <mfrac>
                <mrow>
                  <mi>a</mi>
                  <mo stretchy="false">−</mo>
                  <mi>c</mi>
                </mrow>
                <mn>2</mn>
              </mfrac>
            </msqrt>
          </mrow>
        </mrow>
        <mtext> </mtext>
        <mo stretchy="false">→</mo>
        <mtext> </mtext>
        <mrow>
          <mi>c</mi>
          <mo stretchy="false">=</mo>
          <msqrt>
            <mrow>
              <msup>
                <mi>a</mi>
                <mn>2</mn>
              </msup>
              <mo stretchy="false">−</mo>
              <mi>b</mi>
            </mrow>
          </msqrt>
        </mrow>
      </mrow>
    </mstyle>
    <annotation encoding="StarMath 5.0">color coral { sqrt{(a + sqrt{b})} = sqrt{{a+c}over2} + sqrt{{a-c}over2} " " rightarrow " " c = sqrt{a^2 -b}}</annotation>
  </semantics>
</math>
</file>

<file path=Object 71/content.xml><?xml version="1.0" encoding="utf-8"?>
<math xmlns="http://www.w3.org/1998/Math/MathML" display="block">
  <semantics>
    <mstyle mathcolor="#FF7F50">
      <mrow>
        <mi>f</mi>
        <mi>'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>x</mi>
            <mi>n</mi>
          </msup>
        </mrow>
        <mtext>  </mtext>
        <mo stretchy="false">→</mo>
        <mtext> 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[</mo>
            <mrow>
              <mrow>
                <mrow>
                  <mfrac>
                    <msup>
                      <mi>x</mi>
                      <mrow>
                        <mi>n</mi>
                        <mo stretchy="false">+</mo>
                        <mn>1</mn>
                      </mrow>
                    </msup>
                    <mrow>
                      <mi>n</mi>
                      <mo stretchy="false">+</mo>
                      <mn>1</mn>
                    </mrow>
                  </mfrac>
                  <mo stretchy="false">+</mo>
                  <mi>C</mi>
                </mrow>
                <mtext/>
                <mo stretchy="false">⇔</mo>
                <mtext/>
                <mrow>
                  <mi>f</mi>
                  <mo stretchy="false">+</mo>
                  <mi>C</mi>
                </mrow>
              </mrow>
            </mrow>
            <mo fence="true" form="postfix" stretchy="false">]</mo>
          </mrow>
        </mrow>
      </mrow>
    </mstyle>
    <annotation encoding="StarMath 5.0">color coral { f'(x)=x^n "  "rightarrow"  " F(x) = [ { x^{n+1} } over {n+1} + C  ""dlrarrow"" f + C] }</annotation>
  </semantics>
</math>
</file>

<file path=Object 72/content.xml><?xml version="1.0" encoding="utf-8"?>
<math xmlns="http://www.w3.org/1998/Math/MathML" display="block">
  <semantics>
    <mstyle mathcolor="#FF7F50">
      <mrow>
        <mrow>
          <mo stretchy="false">∫</mo>
          <mi>f</mi>
        </mrow>
        <mrow>
          <mo fence="true" form="prefix" stretchy="false">(</mo>
          <mrow>
            <mi>x</mi>
          </mrow>
          <mo fence="true" form="postfix" stretchy="false">)</mo>
        </mrow>
        <mn>.</mn>
        <mi mathvariant="italic">dx</mi>
      </mrow>
    </mstyle>
    <annotation encoding="StarMath 5.0">color coral { int f(x).dx }</annotation>
  </semantics>
</math>
</file>

<file path=Object 73/content.xml><?xml version="1.0" encoding="utf-8"?>
<math xmlns="http://www.w3.org/1998/Math/MathML" display="block">
  <semantics>
    <mstyle mathcolor="#FF7F50">
      <mrow>
        <mi>f</mi>
        <mi>'</mi>
      </mrow>
    </mstyle>
    <annotation encoding="StarMath 5.0">color coral { f' }</annotation>
  </semantics>
</math>
</file>

<file path=Object 74/content.xml><?xml version="1.0" encoding="utf-8"?>
<math xmlns="http://www.w3.org/1998/Math/MathML" display="block">
  <semantics>
    <mstyle mathcolor="#FF7F50">
      <mrow>
        <mrow>
          <mi>y</mi>
          <mo stretchy="false">=</mo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y = f(x) }</annotation>
  </semantics>
</math>
</file>

<file path=Object 75/content.xml><?xml version="1.0" encoding="utf-8"?>
<math xmlns="http://www.w3.org/1998/Math/MathML" display="block">
  <semantics>
    <mstyle mathcolor="#FF7F50">
      <mrow>
        <mi>d</mi>
        <mi>y</mi>
      </mrow>
    </mstyle>
    <annotation encoding="StarMath 5.0">color coral { d y }</annotation>
  </semantics>
</math>
</file>

<file path=Object 76/content.xml><?xml version="1.0" encoding="utf-8"?>
<math xmlns="http://www.w3.org/1998/Math/MathML" display="block">
  <semantics>
    <mstyle mathcolor="#FF7F50">
      <mrow>
        <mi mathvariant="normal">Δ</mi>
        <mi>y</mi>
      </mrow>
    </mstyle>
    <annotation encoding="StarMath 5.0">color coral { %DELTA y }</annotation>
  </semantics>
</math>
</file>

<file path=Object 77/content.xml><?xml version="1.0" encoding="utf-8"?>
<math xmlns="http://www.w3.org/1998/Math/MathML" display="block">
  <semantics>
    <mstyle mathcolor="#FF7F50">
      <mi>y</mi>
    </mstyle>
    <annotation encoding="StarMath 5.0">color coral {y}</annotation>
  </semantics>
</math>
</file>

<file path=Object 78/content.xml><?xml version="1.0" encoding="utf-8"?>
<math xmlns="http://www.w3.org/1998/Math/MathML" display="block">
  <semantics>
    <mstyle mathcolor="#FF7F50">
      <mi mathvariant="italic">DEPENDENTE</mi>
    </mstyle>
    <annotation encoding="StarMath 5.0">color coral {DEPENDENTE}</annotation>
  </semantics>
</math>
</file>

<file path=Object 79/content.xml><?xml version="1.0" encoding="utf-8"?>
<math xmlns="http://www.w3.org/1998/Math/MathML" display="block">
  <semantics>
    <mstyle mathcolor="#FF7F50">
      <mi>x</mi>
    </mstyle>
    <annotation encoding="StarMath 5.0">color coral {x}</annotation>
  </semantics>
</math>
</file>

<file path=Object 8/content.xml><?xml version="1.0" encoding="utf-8"?>
<math xmlns="http://www.w3.org/1998/Math/MathML" display="block">
  <semantics>
    <mstyle mathcolor="#FF7F50">
      <mrow>
        <mrow>
          <munder>
            <mi mathvariant="italic">lim</mi>
            <mrow>
              <mi>x</mi>
              <mi mathvariant="normal">→</mi>
              <mi>a</mi>
            </mrow>
          </munder>
          <mi>k</mi>
        </mrow>
        <mn>.</mn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k</mi>
        </mrow>
        <mn>.</mn>
        <mrow>
          <munder>
            <mi mathvariant="italic">lim</mi>
            <mrow>
              <mi>x</mi>
              <mi mathvariant="normal">→</mi>
              <mi>a</mi>
            </mrow>
          </munder>
          <mi>f</mi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k.f(x) =  k.lim from{x %tendto a} f(x) }</annotation>
  </semantics>
</math>
</file>

<file path=Object 80/content.xml><?xml version="1.0" encoding="utf-8"?>
<math xmlns="http://www.w3.org/1998/Math/MathML" display="block">
  <semantics>
    <mstyle mathcolor="#FF7F50">
      <mrow>
        <mi mathvariant="normal">Δ</mi>
        <mi>x</mi>
      </mrow>
    </mstyle>
    <annotation encoding="StarMath 5.0">color coral { %DELTA x }</annotation>
  </semantics>
</math>
</file>

<file path=Object 81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F(x) }</annotation>
  </semantics>
</math>
</file>

<file path=Object 82/content.xml><?xml version="1.0" encoding="utf-8"?>
<math xmlns="http://www.w3.org/1998/Math/MathML" display="block">
  <semantics>
    <mstyle mathcolor="#FF7F50">
      <mrow>
        <mi>f</mi>
        <mi>'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f'(x) }</annotation>
  </semantics>
</math>
</file>

<file path=Object 83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row>
                <mrow>
                  <msub>
                    <mi>x</mi>
                    <mn>0</mn>
                  </msub>
                  <mo stretchy="false">+</mo>
                  <mi mathvariant="normal">Δ</mi>
                </mrow>
                <mi>x</mi>
              </mrow>
            </mrow>
            <mo fence="true" form="postfix" stretchy="false">)</mo>
          </mrow>
          <mo stretchy="false">−</mo>
          <mi>f</mi>
        </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f(x_0 + %DELTA x) - f(x_0)}</annotation>
  </semantics>
</math>
</file>

<file path=Object 84/content.xml><?xml version="1.0" encoding="utf-8"?>
<math xmlns="http://www.w3.org/1998/Math/MathML" display="block">
  <semantics>
    <mstyle mathcolor="#FF7F50">
      <mrow>
        <mi>d</mi>
        <mrow>
          <mi>y</mi>
          <mo stretchy="false">=</mo>
          <mi mathvariant="normal">Δ</mi>
        </mrow>
        <mrow>
          <mi>y</mi>
          <mo stretchy="false">=</mo>
          <mi>f</mi>
        </mrow>
        <mi>'</mi>
        <mrow>
          <mo fence="true" form="prefix" stretchy="false">(</mo>
          <mrow>
            <mi>x</mi>
          </mrow>
          <mo fence="true" form="postfix" stretchy="false">)</mo>
        </mrow>
        <mn>.</mn>
        <mrow>
          <mi>d</mi>
          <mi>x</mi>
        </mrow>
      </mrow>
    </mstyle>
    <annotation encoding="StarMath 5.0">color coral { d y = %DELTA y = f'(x).{d x}}</annotation>
  </semantics>
</math>
</file>

<file path=Object 85/content.xml><?xml version="1.0" encoding="utf-8"?>
<math xmlns="http://www.w3.org/1998/Math/MathML" display="block">
  <semantics>
    <mstyle mathcolor="#FF7F50">
      <mi>C</mi>
    </mstyle>
    <annotation encoding="StarMath 5.0">color coral { C }</annotation>
  </semantics>
</math>
</file>

<file path=Object 86/content.xml><?xml version="1.0" encoding="utf-8"?>
<math xmlns="http://www.w3.org/1998/Math/MathML" display="block">
  <semantics>
    <mstyle mathcolor="#FF7F50">
      <mrow>
        <mi>d</mi>
        <mi>x</mi>
      </mrow>
    </mstyle>
    <annotation encoding="StarMath 5.0">color coral { d x }</annotation>
  </semantics>
</math>
</file>

<file path=Object 87/content.xml><?xml version="1.0" encoding="utf-8"?>
<math xmlns="http://www.w3.org/1998/Math/MathML" display="block">
  <semantics>
    <mstyle mathcolor="#FF7F50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i>f</mi>
            <mo stretchy="false">+</mo>
            <mi>C</mi>
          </mrow>
        </mrow>
      </mrow>
    </mstyle>
    <annotation encoding="StarMath 5.0">color coral { F(x) = f +C }</annotation>
  </semantics>
</math>
</file>

<file path=Object 88/content.xml><?xml version="1.0" encoding="utf-8"?>
<math xmlns="http://www.w3.org/1998/Math/MathML" display="block">
  <semantics>
    <mstyle mathcolor="#FF7F50">
      <mrow>
        <mi mathvariant="normal">Δ</mi>
        <mi>x</mi>
      </mrow>
    </mstyle>
    <annotation encoding="StarMath 5.0">color coral { %DELTA x }</annotation>
  </semantics>
</math>
</file>

<file path=Object 89/content.xml><?xml version="1.0" encoding="utf-8"?>
<math xmlns="http://www.w3.org/1998/Math/MathML" display="block">
  <semantics>
    <mstyle mathcolor="#FF7F50">
      <mi>x</mi>
    </mstyle>
    <annotation encoding="StarMath 5.0">color coral {x}</annotation>
  </semantics>
</math>
</file>

<file path=Object 9/content.xml><?xml version="1.0" encoding="utf-8"?>
<math xmlns="http://www.w3.org/1998/Math/MathML" display="block">
  <semantics>
    <mstyle mathcolor="#FF7F50">
      <mrow>
        <mrow>
          <mrow>
            <munder>
              <mi mathvariant="italic">lim</mi>
              <mrow>
                <mi>x</mi>
                <mi mathvariant="normal">→</mi>
                <mi>a</mi>
              </mrow>
            </munder>
            <mrow>
              <mo fence="true" form="prefix" stretchy="false">[</mo>
              <mrow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±</mo>
                    <mi>g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  <mo fence="true" form="postfix" stretchy="false">]</mo>
            </mrow>
          </mrow>
          <mo stretchy="false">=</mo>
          <mrow>
            <munder>
              <mi mathvariant="italic">lim</mi>
              <mrow>
                <mi>x</mi>
                <mi mathvariant="normal">→</mi>
                <mi>a</mi>
              </mrow>
            </munder>
            <mi>f</mi>
          </mrow>
        </mrow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±</mo>
          <mrow>
            <munder>
              <mi mathvariant="italic">lim</mi>
              <mrow>
                <mi>x</mi>
                <mi mathvariant="normal">→</mi>
                <mi>a</mi>
              </mrow>
            </munder>
            <mi>g</mi>
          </mrow>
        </mrow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 lim from{x %tendto a} [f(x) +- g(x)] = lim from{x %tendto a} f(x) +- lim from{x %tendto a} g(x) }</annotation>
  </semantics>
</math>
</file>

<file path=Object 90/content.xml><?xml version="1.0" encoding="utf-8"?>
<math xmlns="http://www.w3.org/1998/Math/MathML" display="block">
  <semantics>
    <mstyle mathcolor="#FF7F50">
      <mi mathvariant="italic">INDEPENDENTE</mi>
    </mstyle>
    <annotation encoding="StarMath 5.0">color coral {INDEPENDENTE}</annotation>
  </semantics>
</math>
</file>

<file path=Object 91/content.xml><?xml version="1.0" encoding="utf-8"?>
<math xmlns="http://www.w3.org/1998/Math/MathML" display="block">
  <semantics>
    <mstyle mathcolor="#FF7F50">
      <mi>y</mi>
    </mstyle>
    <annotation encoding="StarMath 5.0">color coral {y}</annotation>
  </semantics>
</math>
</file>

<file path=Object 92/content.xml><?xml version="1.0" encoding="utf-8"?>
<math xmlns="http://www.w3.org/1998/Math/MathML" display="block">
  <semantics>
    <mstyle mathcolor="#FF7F50">
      <mrow>
        <mi mathvariant="normal">Δ</mi>
        <mi>y</mi>
      </mrow>
    </mstyle>
    <annotation encoding="StarMath 5.0">color coral { %DELTA y }</annotation>
  </semantics>
</math>
</file>

<file path=Object 93/content.xml><?xml version="1.0" encoding="utf-8"?>
<math xmlns="http://www.w3.org/1998/Math/MathML" display="block">
  <semantics>
    <mstyle mathcolor="#FF7F50">
      <mrow>
        <mrow>
          <mo fence="true" form="prefix" stretchy="false">(</mo>
          <mrow>
            <mrow>
              <mrow>
                <msub>
                  <mi>x</mi>
                  <mn>0</mn>
                </msub>
                <mo stretchy="false">+</mo>
                <mi mathvariant="normal">Δ</mi>
              </mrow>
              <mi>x</mi>
            </mrow>
          </mrow>
          <mo fence="true" form="postfix" stretchy="false">)</mo>
        </mrow>
        <mo stretchy="false">−</mo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</mrow>
    </mstyle>
    <annotation encoding="StarMath 5.0">color coral {(x_0 + %DELTA x) - (x_0)}</annotation>
  </semantics>
</math>
</file>

<file path=Object 94/content.xml><?xml version="1.0" encoding="utf-8"?>
<math xmlns="http://www.w3.org/1998/Math/MathML" display="block">
  <semantics>
    <mstyle mathcolor="#FF7F50">
      <mrow>
        <mi>d</mi>
        <mrow>
          <mi>x</mi>
          <mo stretchy="false">=</mo>
          <mfrac>
            <mrow>
              <mi>d</mi>
              <mi>y</mi>
            </mrow>
            <mrow>
              <mi>f</mi>
              <mi>'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frac>
          <mo stretchy="false">=</mo>
          <mfrac>
            <mrow>
              <menclose notation="horizontalstrike">
                <mrow>
                  <mi>f</mi>
                  <mi>'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enclose>
              <mn>.</mn>
              <mi>d</mi>
              <mi>x</mi>
            </mrow>
            <menclose notation="horizontalstrike">
              <mrow>
                <mi>f</mi>
                <mi>'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enclose>
          </mfrac>
        </mrow>
        <mtext/>
        <mo stretchy="false">⇔</mo>
        <mtext/>
        <mi>d</mi>
        <mrow>
          <mi>x</mi>
          <mo stretchy="false">=</mo>
          <mi mathvariant="normal">Δ</mi>
        </mrow>
        <mi>x</mi>
      </mrow>
    </mstyle>
    <annotation encoding="StarMath 5.0">color coral { d x =
  {d y} over {f'(x)} = 
  {overstrike{f'(x)}.d x} over overstrike{f'(x)} 
  ""dlrarrow"" d x = 
  %DELTA x}</annotation>
  </semantics>
</math>
</file>

<file path=Object 95/content.xml><?xml version="1.0" encoding="utf-8"?>
<math xmlns="http://www.w3.org/1998/Math/MathML" display="block">
  <semantics>
    <mstyle mathcolor="#FF7F50">
      <msub>
        <mi>x</mi>
        <mn>0</mn>
      </msub>
    </mstyle>
    <annotation encoding="StarMath 5.0">color coral {x_0}</annotation>
  </semantics>
</math>
</file>

<file path=Object 96/content.xml><?xml version="1.0" encoding="utf-8"?>
<math xmlns="http://www.w3.org/1998/Math/MathML" display="block">
  <semantics>
    <mstyle mathcolor="#FF7F50">
      <mrow>
        <mi>f</mi>
        <mrow>
          <mo fence="true" form="prefix" stretchy="false">(</mo>
          <mrow>
            <mi>x</mi>
          </mrow>
          <mo fence="true" form="postfix" stretchy="false">)</mo>
        </mrow>
      </mrow>
    </mstyle>
    <annotation encoding="StarMath 5.0">color coral {f(x)}</annotation>
  </semantics>
</math>
</file>

<file path=Object 97/content.xml><?xml version="1.0" encoding="utf-8"?>
<math xmlns="http://www.w3.org/1998/Math/MathML" display="block">
  <semantics>
    <mstyle mathcolor="#FF7F50">
      <mrow>
        <mo fence="true" form="prefix" stretchy="false">[</mo>
        <mrow>
          <mrow>
            <mfrac>
              <mrow>
                <mi mathvariant="normal">Δ</mi>
                <mi>y</mi>
              </mrow>
              <mrow>
                <mi mathvariant="normal">Δ</mi>
                <mi>x</mi>
              </mrow>
            </mfrac>
            <mo stretchy="false">=</mo>
            <mfrac>
              <mrow>
                <mi>d</mi>
                <mi>y</mi>
              </mrow>
              <mrow>
                <mi>d</mi>
                <mi>x</mi>
              </mrow>
            </mfrac>
          </mrow>
        </mrow>
        <mo fence="true" form="postfix" stretchy="false">]</mo>
      </mrow>
    </mstyle>
    <annotation encoding="StarMath 5.0">color coral {[{%DELTA y} over {%DELTA x} = {d y} over {d x}]}</annotation>
  </semantics>
</math>
</file>

<file path=Object 98/content.xml><?xml version="1.0" encoding="utf-8"?>
<math xmlns="http://www.w3.org/1998/Math/MathML" display="block">
  <semantics>
    <mstyle mathcolor="#FF7F50">
      <mi>f</mi>
    </mstyle>
    <annotation encoding="StarMath 5.0">color coral { f }</annotation>
  </semantics>
</math>
</file>